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fo:background-color="#FF6600" style:shrink-to-fit="tru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wrap-option="wrap" fo:background-color="#FF6600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36">
      <style:table-cell-properties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36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ck solid #000000" fo:border-left="none" fo:border-right="none" style:vertical-align="middle" style:repeat-content="false"/>
      <style:paragraph-properties fo:text-align="center"/>
    </style:style>
    <style:style style:name="ce15" style:family="table-cell" style:parent-style-name="Default" style:data-style-name="N36">
      <style:table-cell-properties style:vertical-align="middle" fo:wrap-option="wrap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36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37">
      <style:table-cell-properties style:vertical-align="middle" fo:wrap-option="wrap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style:vertical-align="middle"/>
    </style:style>
    <style:style style:name="ce21" style:family="table-cell" style:parent-style-name="Default" style:data-style-name="N38">
      <style:table-cell-properties style:vertical-align="middle" fo:wrap-option="wrap" style:repeat-content="false"/>
      <style:paragraph-properties fo:text-align="center"/>
    </style:style>
    <style:style style:name="ce22" style:family="table-cell" style:parent-style-name="Default" style:data-style-name="N38">
      <style:table-cell-properties fo:border-top="none" fo:border-bottom="thick solid #000000" fo:border-left="none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25" style:family="table-cell" style:parent-style-name="Default" style:data-style-name="N36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Hyperlink" style:data-style-name="N0">
      <style:table-cell-properties style:vertical-align="middle" fo:wrap-option="wrap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19">
      <style:table-cell-properties style:vertical-align="middle" fo:wrap-option="wrap" style:repeat-content="false"/>
      <style:paragraph-properties fo:text-align="center"/>
    </style:style>
    <style:style style:name="ce33" style:family="table-cell" style:parent-style-name="Default" style:data-style-name="N19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start" fo:margin-left="0cm"/>
    </style:style>
    <style:style style:name="ce36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14.049375cm"/>
    </style:style>
    <style:style style:name="co4" style:family="table-column">
      <style:table-column-properties fo:break-before="auto" style:column-width="3.67770833333333cm"/>
    </style:style>
    <style:style style:name="co5" style:family="table-column">
      <style:table-column-properties fo:break-before="auto" style:column-width="7.858125cm"/>
    </style:style>
    <style:style style:name="co6" style:family="table-column">
      <style:table-column-properties fo:break-before="auto" style:column-width="8.255cm"/>
    </style:style>
    <style:style style:name="co7" style:family="table-column">
      <style:table-column-properties fo:break-before="auto" style:column-width="7.40833333333333cm"/>
    </style:style>
    <style:style style:name="co8" style:family="table-column">
      <style:table-column-properties fo:break-before="auto" style:column-width="10.2658333333333cm"/>
    </style:style>
    <style:style style:name="co9" style:family="table-column">
      <style:table-column-properties fo:break-before="auto" style:column-width="9.207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96333333333333cm"/>
    </style:style>
    <style:style style:name="co13" style:family="table-column">
      <style:table-column-properties fo:break-before="auto" style:column-width="3.254375cm"/>
    </style:style>
    <style:style style:name="co14" style:family="table-column">
      <style:table-column-properties fo:break-before="auto" style:column-width="4.18041666666667cm"/>
    </style:style>
    <style:style style:name="co15" style:family="table-column">
      <style:table-column-properties fo:break-before="auto" style:column-width="7.96395833333333cm"/>
    </style:style>
    <style:style style:name="ro1" style:family="table-row">
      <style:table-row-properties style:row-height="38.1pt" style:use-optimal-row-height="false" fo:break-before="auto"/>
    </style:style>
    <style:style style:name="ro2" style:family="table-row">
      <style:table-row-properties style:row-height="33.95pt" style:use-optimal-row-height="false" fo:break-before="auto"/>
    </style:style>
    <style:style style:name="ro3" style:family="table-row">
      <style:table-row-properties style:row-height="43.9pt" style:use-optimal-row-height="false" fo:break-before="auto"/>
    </style:style>
    <style:style style:name="ro4" style:family="table-row">
      <style:table-row-properties style:row-height="28.9pt" style:use-optimal-row-height="false" fo:break-before="auto"/>
    </style:style>
    <style:style style:name="ro5" style:family="table-row">
      <style:table-row-properties style:row-height="50.4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54.75pt" style:use-optimal-row-height="false" fo:break-before="auto"/>
    </style:style>
    <style:style style:name="ro8" style:family="table-row">
      <style:table-row-properties style:row-height="64.7pt" style:use-optimal-row-height="false" fo:break-before="auto"/>
    </style:style>
    <style:style style:name="ro9" style:family="table-row">
      <style:table-row-properties style:row-height="78.75pt" style:use-optimal-row-height="false" fo:break-before="auto"/>
    </style:style>
    <style:style style:name="ro10" style:family="table-row">
      <style:table-row-properties style:row-height="39.75pt" style:use-optimal-row-height="false" fo:break-before="auto"/>
    </style:style>
    <style:style style:name="ro11" style:family="table-row">
      <style:table-row-properties style:row-height="49.7pt" style:use-optimal-row-height="false" fo:break-before="auto"/>
    </style:style>
    <style:style style:name="ro12" style:family="table-row">
      <style:table-row-properties style:row-height="36.4pt" style:use-optimal-row-height="false" fo:break-before="auto"/>
    </style:style>
    <style:style style:name="ro13" style:family="table-row">
      <style:table-row-properties style:row-height="45.6pt" style:use-optimal-row-height="false" fo:break-before="auto"/>
    </style:style>
    <style:style style:name="ro14" style:family="table-row">
      <style:table-row-properties style:row-height="56.45pt" style:use-optimal-row-height="false" fo:break-before="auto"/>
    </style:style>
    <style:style style:name="ro15" style:family="table-row">
      <style:table-row-properties style:row-height="33.2pt" style:use-optimal-row-height="false" fo:break-before="auto"/>
    </style:style>
    <style:style style:name="ro16" style:family="table-row">
      <style:table-row-properties style:row-height="44.85pt" style:use-optimal-row-height="false" fo:break-before="auto"/>
    </style:style>
    <style:style style:name="ro17" style:family="table-row">
      <style:table-row-properties style:row-height="94.5pt" style:use-optimal-row-height="false" fo:break-before="auto"/>
    </style:style>
    <style:style style:name="ro18" style:family="table-row">
      <style:table-row-properties style:row-height="120.95pt" style:use-optimal-row-height="false" fo:break-before="auto"/>
    </style:style>
    <style:style style:name="ro19" style:family="table-row">
      <style:table-row-properties style:row-height="48.95pt" style:use-optimal-row-height="false" fo:break-before="auto"/>
    </style:style>
    <style:style style:name="ro20" style:family="table-row">
      <style:table-row-properties style:row-height="34.9pt" style:use-optimal-row-height="false" fo:break-before="auto"/>
    </style:style>
    <style:style style:name="ro21" style:family="table-row">
      <style:table-row-properties style:row-height="71.25pt" style:use-optimal-row-height="false" fo:break-before="auto"/>
    </style:style>
    <style:style style:name="ro22" style:family="table-row">
      <style:table-row-properties style:row-height="57.95pt" style:use-optimal-row-height="false" fo:break-before="auto"/>
    </style:style>
    <style:style style:name="ro23" style:family="table-row">
      <style:table-row-properties style:row-height="82.9pt" style:use-optimal-row-height="false" fo:break-before="auto"/>
    </style:style>
    <style:style style:name="ro24" style:family="table-row">
      <style:table-row-properties style:row-height="72.2pt" style:use-optimal-row-height="false" fo:break-before="auto"/>
    </style:style>
    <style:style style:name="ro25" style:family="table-row">
      <style:table-row-properties style:row-height="31.5pt" style:use-optimal-row-height="false" fo:break-before="auto"/>
    </style:style>
    <style:style style:name="ro26" style:family="table-row">
      <style:table-row-properties style:row-height="22.35pt" style:use-optimal-row-height="false" fo:break-before="auto"/>
    </style:style>
    <style:style style:name="ro27" style:family="table-row">
      <style:table-row-properties style:row-height="25.7pt" style:use-optimal-row-height="false" fo:break-before="auto"/>
    </style:style>
    <style:style style:name="ro28" style:family="table-row">
      <style:table-row-properties style:row-height="40.5pt" style:use-optimal-row-height="false" fo:break-before="auto"/>
    </style:style>
    <style:style style:name="ro29" style:family="table-row">
      <style:table-row-properties style:row-height="41.45pt" style:use-optimal-row-height="false" fo:break-before="auto"/>
    </style:style>
    <style:style style:name="ro30" style:family="table-row">
      <style:table-row-properties style:row-height="69.6pt" style:use-optimal-row-height="false" fo:break-before="auto"/>
    </style:style>
    <style:style style:name="ro31" style:family="table-row">
      <style:table-row-properties style:row-height="35.65pt" style:use-optimal-row-height="false" fo:break-before="auto"/>
    </style:style>
    <style:style style:name="ro32" style:family="table-row">
      <style:table-row-properties style:row-height="84.6pt" style:use-optimal-row-height="false" fo:break-before="auto"/>
    </style:style>
    <style:style style:name="ro33" style:family="table-row">
      <style:table-row-properties style:row-height="81.2pt" style:use-optimal-row-height="false" fo:break-before="auto"/>
    </style:style>
    <style:style style:name="ro34" style:family="table-row">
      <style:table-row-properties style:row-height="108.6pt" style:use-optimal-row-height="false" fo:break-before="auto"/>
    </style:style>
    <style:style style:name="ro35" style:family="table-row">
      <style:table-row-properties style:row-height="67.9pt" style:use-optimal-row-height="false" fo:break-before="auto"/>
    </style:style>
    <style:style style:name="ro36" style:family="table-row">
      <style:table-row-properties style:row-height="43.15pt" style:use-optimal-row-height="false" fo:break-before="auto"/>
    </style:style>
    <style:style style:name="ro37" style:family="table-row">
      <style:table-row-properties style:row-height="47.25pt" style:use-optimal-row-height="false" fo:break-before="auto"/>
    </style:style>
    <style:style style:name="ro38" style:family="table-row">
      <style:table-row-properties style:row-height="32.25pt" style:use-optimal-row-height="false" fo:break-before="auto"/>
    </style:style>
    <style:style style:name="ro39" style:family="table-row">
      <style:table-row-properties style:row-height="21.6pt" style:use-optimal-row-height="false" fo:break-before="auto"/>
    </style:style>
    <style:style style:name="ro40" style:family="table-row">
      <style:table-row-properties style:row-height="28.15pt" style:use-optimal-row-height="false" fo:break-before="auto"/>
    </style:style>
    <style:style style:name="ro41" style:family="table-row">
      <style:table-row-properties style:row-height="19.9pt" style:use-optimal-row-height="false" fo:break-before="auto"/>
    </style:style>
    <style:style style:name="ro42" style:family="table-row">
      <style:table-row-properties style:row-height="20.65pt" style:use-optimal-row-height="false" fo:break-before="auto"/>
    </style:style>
    <style:style style:name="ro43" style:family="table-row">
      <style:table-row-properties style:row-height="24.95pt" style:use-optimal-row-height="false" fo:break-before="auto"/>
    </style:style>
    <style:style style:name="ro44" style:family="table-row">
      <style:table-row-properties style:row-height="55.5pt" style:use-optimal-row-height="false" fo:break-before="auto"/>
    </style:style>
    <style:style style:name="ro45" style:family="table-row">
      <style:table-row-properties style:row-height="43.5pt" style:use-optimal-row-height="false" fo:break-before="auto"/>
    </style:style>
    <style:style style:name="ro46" style:family="table-row">
      <style:table-row-properties style:row-height="35.25pt" style:use-optimal-row-height="false" fo:break-before="auto"/>
    </style:style>
    <style:style style:name="ro47" style:family="table-row">
      <style:table-row-properties style:row-height="29.25pt" style:use-optimal-row-height="false" fo:break-before="auto"/>
    </style:style>
    <style:style style:name="ro48" style:family="table-row">
      <style:table-row-properties style:row-height="30pt" style:use-optimal-row-height="false" fo:break-before="auto"/>
    </style:style>
    <style:style style:name="ro49" style:family="table-row">
      <style:table-row-properties style:row-height="33.75pt" style:use-optimal-row-height="false" fo:break-before="auto"/>
    </style:style>
    <style:style style:name="ro50" style:family="table-row">
      <style:table-row-properties style:row-height="51.75pt" style:use-optimal-row-height="false" fo:break-before="auto"/>
    </style:style>
    <style:style style:name="ro51" style:family="table-row">
      <style:table-row-properties style:row-height="38.25pt" style:use-optimal-row-height="false" fo:break-before="auto"/>
    </style:style>
    <style:style style:name="ro52" style:family="table-row">
      <style:table-row-properties style:row-height="34.5pt" style:use-optimal-row-height="false" fo:break-before="auto"/>
    </style:style>
    <style:style style:name="ro53" style:family="table-row">
      <style:table-row-properties style:row-height="57.75pt" style:use-optimal-row-height="false" fo:break-before="auto"/>
    </style:style>
    <style:style style:name="ro54" style:family="table-row">
      <style:table-row-properties style:row-height="62.25pt" style:use-optimal-row-height="false" fo:break-before="auto"/>
    </style:style>
    <style:style style:name="ro55" style:family="table-row">
      <style:table-row-properties style:row-height="42.75pt" style:use-optimal-row-height="true" fo:break-before="auto"/>
    </style:style>
    <style:style style:name="ro56" style:family="table-row">
      <style:table-row-properties style:row-height="57pt" style:use-optimal-row-height="true" fo:break-before="auto"/>
    </style:style>
    <style:style style:name="ro57" style:family="table-row">
      <style:table-row-properties style:row-height="29.25pt" style:use-optimal-row-height="true" fo:break-before="auto"/>
    </style:style>
    <style:style style:name="ro58" style:family="table-row">
      <style:table-row-properties style:row-height="28.5pt" style:use-optimal-row-height="true" fo:break-before="auto"/>
    </style:style>
    <style:style style:name="ro59" style:family="table-row">
      <style:table-row-properties style:row-height="48.75pt" style:use-optimal-row-height="false" fo:break-before="auto"/>
    </style:style>
    <style:style style:name="ro60" style:family="table-row">
      <style:table-row-properties style:row-height="43.5pt" style:use-optimal-row-height="true" fo:break-before="auto"/>
    </style:style>
    <style:style style:name="ro61" style:family="table-row">
      <style:table-row-properties style:row-height="71.25pt" style:use-optimal-row-height="true" fo:break-before="auto"/>
    </style:style>
    <style:style style:name="ro62" style:family="table-row">
      <style:table-row-properties style:row-height="15pt" style:use-optimal-row-height="true" fo:break-before="auto"/>
    </style:style>
    <style:style style:name="ro63" style:family="table-row">
      <style:table-row-properties style:row-height="14.25pt" style:use-optimal-row-height="true" fo:break-before="auto"/>
    </style:style>
    <style:style style:name="ro64" style:family="table-row">
      <style:table-row-properties style:row-height="45pt" style:use-optimal-row-height="false" fo:break-before="auto"/>
    </style:style>
    <style:style style:name="ro65" style:family="table-row">
      <style:table-row-properties style:row-height="57.75pt" style:use-optimal-row-height="true" fo:break-before="auto"/>
    </style:style>
    <style:style style:name="ro66" style:family="table-row">
      <style:table-row-properties style:row-height="46.5pt" style:use-optimal-row-height="false" fo:break-before="auto"/>
    </style:style>
    <style:style style:name="ro67" style:family="table-row">
      <style:table-row-properties style:row-height="85.5pt" style:use-optimal-row-height="true" fo:break-before="auto"/>
    </style:style>
    <style:style style:name="ro68" style:family="table-row">
      <style:table-row-properties style:row-height="72pt" style:use-optimal-row-height="true" fo:break-before="auto"/>
    </style:style>
    <style:style style:name="ro69" style:family="table-row">
      <style:table-row-properties style:row-height="213.75pt" style:use-optimal-row-height="true" fo:break-before="auto"/>
    </style:style>
    <style:style style:name="ro70" style:family="table-row">
      <style:table-row-properties style:row-height="228pt" style:use-optimal-row-height="true" fo:break-before="auto"/>
    </style:style>
    <style:style style:name="ro71" style:family="table-row">
      <style:table-row-properties style:row-height="313.5pt" style:use-optimal-row-height="true" fo:break-before="auto"/>
    </style:style>
    <style:style style:name="ro72" style:family="table-row">
      <style:table-row-properties style:row-height="214.5pt" style:use-optimal-row-height="true" fo:break-before="auto"/>
    </style:style>
    <style:style style:name="ro73" style:family="table-row">
      <style:table-row-properties style:row-height="384.75pt" style:use-optimal-row-height="true" fo:break-before="auto"/>
    </style:style>
    <style:style style:name="ro74" style:family="table-row">
      <style:table-row-properties style:row-height="342pt" style:use-optimal-row-height="true" fo:break-before="auto"/>
    </style:style>
    <style:style style:name="ro75" style:family="table-row">
      <style:table-row-properties style:row-height="270.75pt" style:use-optimal-row-height="true" fo:break-before="auto"/>
    </style:style>
    <style:style style:name="ro76" style:family="table-row">
      <style:table-row-properties style:row-height="185.25pt" style:use-optimal-row-height="true" fo:break-before="auto"/>
    </style:style>
    <style:style style:name="ro77" style:family="table-row">
      <style:table-row-properties style:row-height="156.75pt" style:use-optimal-row-height="true" fo:break-before="auto"/>
    </style:style>
    <style:style style:name="ro78" style:family="table-row">
      <style:table-row-properties style:row-height="114pt" style:use-optimal-row-height="true" fo:break-before="auto"/>
    </style:style>
    <style:style style:name="ro79" style:family="table-row">
      <style:table-row-properties style:row-height="171pt" style:use-optimal-row-height="true" fo:break-before="auto"/>
    </style:style>
    <style:style style:name="ro80" style:family="table-row">
      <style:table-row-properties style:row-height="128.25pt" style:use-optimal-row-height="true" fo:break-before="auto"/>
    </style:style>
    <style:style style:name="ro81" style:family="table-row">
      <style:table-row-properties style:row-height="142.5pt" style:use-optimal-row-height="true" fo:break-before="auto"/>
    </style:style>
    <style:style style:name="ro82" style:family="table-row">
      <style:table-row-properties style:row-height="199.5pt" style:use-optimal-row-height="true" fo:break-before="auto"/>
    </style:style>
    <style:style style:name="ro83" style:family="table-row">
      <style:table-row-properties style:row-height="328.5pt" style:use-optimal-row-height="true" fo:break-before="auto"/>
    </style:style>
    <style:style style:name="ro84" style:family="table-row">
      <style:table-row-properties style:row-height="299.25pt" style:use-optimal-row-height="true" fo:break-before="auto"/>
    </style:style>
    <style:style style:name="ro85" style:family="table-row">
      <style:table-row-properties style:row-height="327.75pt" style:use-optimal-row-height="true" fo:break-before="auto"/>
    </style:style>
    <style:style style:name="ro86" style:family="table-row">
      <style:table-row-properties style:row-height="171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number-columns-repeated="1014" table:default-cell-style-name="ce8"/>
        <table:table-column table:style-name="co10" table:default-cell-style-name="ce6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Day of Week</text:p>
          </table:table-cell>
          <table:table-cell office:value-type="string" table:style-name="ce3">
            <text:p>Time</text:p>
          </table:table-cell>
          <table:table-cell office:value-type="string" table:style-name="ce3">
            <text:p>Hours Logged</text:p>
          </table:table-cell>
          <table:table-cell office:value-type="string" table:style-name="ce4">
            <text:p>Endings</text:p>
          </table:table-cell>
          <table:table-cell office:value-type="string" table:style-name="ce3">
            <text:p>Graves</text:p>
          </table:table-cell>
          <table:table-cell office:value-type="string" table:style-name="ce3">
            <text:p>Mariage</text:p>
          </table:table-cell>
          <table:table-cell office:value-type="string" table:style-name="ce3">
            <text:p>MoEML</text:p>
          </table:table-cell>
          <table:table-cell office:value-type="string" table:style-name="ce3">
            <text:p>Moses</text:p>
          </table:table-cell>
          <table:table-cell table:number-columns-repeated="1012" table:style-name="ce3"/>
          <table:table-cell table:number-columns-repeated="2" table:style-name="ce5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01T00:00:00" table:style-name="ce7">
            <text:p>2016-05-0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updated media.xml docume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02T16:29:50" table:style-name="ce7">
            <text:p>2016-05-02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copy-editing updated media.xml document.; 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5-03T00:00:00" table:style-name="ce7">
            <text:p>2016-05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">
          <table:table-cell office:value-type="date" office:date-value="2016-05-04T00:00:00" table:style-name="ce7">
            <text:p>2016-05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3:20 &amp; 13:5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Replaced quotes from modern editions in RAMA1.xml with quotes from EEBO texts; encoded dates and bibl tags in HYDE1.xml stub; changed status of HYDE1.xml stub to “assigned”; added HOUL1 to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05T00:00:00" table:style-name="ce7">
            <text:p>2016-05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Developed spreadsheet for recording dramatic extracts; fixed typos in BIBL1.xml and RAMA1.xml (as noticed by JJ and K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6T00:00:00" table:style-name="ce7">
            <text:p>2016-05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developing spreadsheet for recording dramatic extracts; met with JT and MDH re: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07T00:00:00" table:style-name="ce7">
            <text:p>2016-05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20:15-21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">
          <table:table-cell office:value-type="date" office:date-value="2016-05-09T00:00:00" table:style-name="ce7">
            <text:p>2016-05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searched “The Sign of the Three Feathers” in Bishopsgate Street for user named Alston Jones; continued writing documentation for external contributors who are recording dramatic extrac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">
          <table:table-cell office:value-type="date" office:date-value="2016-05-10T00:00:00" table:style-name="ce7">
            <text:p>2016-05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6:30</text:p>
          </table:table-cell>
          <table:table-cell office:value-type="float" office:value="7.25" table:style-name="ce8">
            <text:p>7.2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filled out worklog and timesheet; met with JJ re: accounts for timesheets; met with JT, MDH, and JJ re: using @resp attribute as a way to proof persons and locations mentioned in Stow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5-11T16:28:04" table:style-name="ce7">
            <text:p>2016-05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30</text:p>
          </table:table-cell>
          <table:table-cell office:value-type="float" office:value="7.75" table:style-name="ce8">
            <text:p>7.75</text:p>
          </table:table-cell>
          <table:table-cell table:number-columns-repeated="3" table:style-name="ce9"/>
          <table:table-cell office:value-type="string" table:style-name="ce9">
            <text:p>Continued writing documentation for external contributors who are recording dramatic extracts; encoded new documentation that I finished writing; met with JT and MDH re: GLOSS1 output, new @resp attribute system, and ways of cleaning up @xml:ids; met with JB re: missing Stow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5-14T00:00:00" table:style-name="ce7">
            <text:p>2016-05-1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11:25; 12:15-13:15, 15:45-19:00</text:p>
          </table:table-cell>
          <table:table-cell office:value-type="float" office:value="6.25" table:style-name="ce8">
            <text:p>6.25</text:p>
          </table:table-cell>
          <table:table-cell table:style-name="ce9"/>
          <table:table-cell office:value-type="string" table:style-name="ce9">
            <text:p>Responded to MDH and EGW email about work on Graves diary.</text:p>
          </table:table-cell>
          <table:table-cell table:style-name="ce9"/>
          <table:table-cell office:value-type="string" table:style-name="ce9">
            <text:p>Answered MoEML emails; began merging JB's unversioned copy of stow_1598.xml with the copy on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5-15T00:00:00" table:style-name="ce11">
            <text:p>2016-05-15</text:p>
          </table:table-cell>
          <table:table-cell office:value-type="string" table:style-name="ce12">
            <text:p>Sun</text:p>
          </table:table-cell>
          <table:table-cell office:value-type="string" table:style-name="ce12">
            <text:p>09:00-15:45</text:p>
          </table:table-cell>
          <table:table-cell office:value-type="float" office:value="6.75" table:style-name="ce12">
            <text:p>6.75</text:p>
          </table:table-cell>
          <table:table-cell table:number-columns-repeated="3" table:style-name="ce13"/>
          <table:table-cell office:value-type="string" table:style-name="ce13">
            <text:p>Finished merging JB's unversioned copy of stow_1598.xml with the copy on SVN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1">
          <table:table-cell office:value-type="date" office:date-value="2016-05-18T00:00:00" table:style-name="ce7">
            <text:p>2016-05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6:15-9:30, 10:30-11:00, 13:00-16:30, &amp; 22:00-22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Answered MoEML emails; read through CURT2.xml to identify places where The Curtain is referred to as polygona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2">
          <table:table-cell office:value-type="date" office:date-value="2016-05-19T00:00:00" table:style-name="ce7">
            <text:p>2016-05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7:15-9:15, 12:00-15:30, 16:30-17:00, 21:00-22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Re-wrote and copy-edited documentation for dramatic extracts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3">
          <table:table-cell office:value-type="date" office:date-value="2016-05-20T00:00:00" table:style-name="ce7">
            <text:p>2016-05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, 13:00-16:15-19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writing documentation for encoding persons; researched reference to "Powlters" in WEST14; answered MoEML email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4">
          <table:table-cell office:value-type="date" office:date-value="2016-05-21T00:00:00" table:style-name="ce7">
            <text:p>2016-05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6:30-9:15, 10:30-12:30, 15:30-16:00, &amp; 16:3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researching reference to "Powlters" in WEST14 and corrected broken tag; added new generic location POUL4.xml; emailed JT re: WEST14; continued writing documentation for encoding pers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22T00:00:00" table:style-name="ce7">
            <text:p>2016-05-22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9:30, 10:50-11:20, 12:00-16:00, 18:00-18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writing documentation for encoding persons; began encoding documentation for encoding persons (encode_persons.xml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5-23T00:00:00" table:style-name="ce7">
            <text:p>2016-05-23</text:p>
          </table:table-cell>
          <table:table-cell office:value-type="string" table:style-name="ce8">
            <text:p>Mon</text:p>
          </table:table-cell>
          <table:table-cell table:style-name="ce8"/>
          <table:table-cell office:value-type="string" table:style-name="ce8">
            <text:p>STAT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5">
          <table:table-cell office:value-type="date" office:date-value="2016-05-24T00:00:00" table:style-name="ce7">
            <text:p>2016-05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0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15">
            <text:p>Finished encoding encode_persons.xml; met with CD, KT, and JT for persathon; organized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6">
          <table:table-cell office:value-type="date" office:date-value="2016-05-25T16:31:19" table:style-name="ce7">
            <text:p>2016-05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4:00 &amp; 14:3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Finished copy-editing leftover entries in PERS1.xml from Tuesday's persathon; added new entries to PERS1.xml that had relations with entries from the persath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7">
          <table:table-cell office:value-type="date" office:date-value="2016-05-26T00:00:00" table:style-name="ce7">
            <text:p>2016-05-2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Began revising documentation for encoding persons based on feedback from JT and CD; met with JJ to copy-edit documentation for preparing a selection of dramatic extracts; began writing document about conventions for diplomatic transcriptions based off of the editorial declaration for mayoral shows; changed my bio statement in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8">
          <table:table-cell office:value-type="date" office:date-value="2016-05-27T16:05:14" table:style-name="ce7">
            <text:p>2016-05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writing document about conventions for diplomatic transcriptions; added TAYL14 to list of student team members in team.xml; added BOPA1 and ROBE6 to list of alumni in team.xml; replaced years with job titles in the list of student team members; at the request of JJ, gave myself credit as dtm in all .xml files in SVN and eXist; edited table of contents in about.xml; added link to Museum of London video in LOND2.xml; added new item to list of link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">
          <table:table-cell office:value-type="date" office:date-value="2016-05-30T00:00:00" table:style-name="ce7">
            <text:p>2016-05-30</text:p>
          </table:table-cell>
          <table:table-cell office:value-type="string" table:style-name="ce8">
            <text:p>Mon</text:p>
          </table:table-cell>
          <table:table-cell office:value-type="string" table:style-name="ce10">
            <text:p>8:30-14:45, 16:00-16:15, &amp; 17:00-18:00</text:p>
          </table:table-cell>
          <table:table-cell office:value-type="float" office:value="7.5" table:style-name="ce8">
            <text:p>7.5</text:p>
          </table:table-cell>
          <table:table-cell office:value-type="string" table:style-name="ce9">
            <text:p>Met with JT and JJ re: new FAST code from Endings for timesheets.</text:p>
          </table:table-cell>
          <table:table-cell table:number-columns-repeated="2" table:style-name="ce9"/>
          <table:table-cell office:value-type="string" table:style-name="ce9">
            <text:p>Began encoding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5-31T16:26:05" table:style-name="ce11">
            <text:p>2016-05-31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9:00-10:30 &amp; 11:00-17:0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encoding WALL2.xml (and gave up due to concerns about the quality of the article); emailed KT re: concerns about WALL2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19">
          <table:table-cell office:value-type="date" office:date-value="2016-06-01T00:00:00" table:style-name="ce7">
            <text:p>2016-06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1:00 &amp;11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MDH re: introduction to Graves Diary project</text:p>
          </table:table-cell>
          <table:table-cell table:style-name="ce9"/>
          <table:table-cell office:value-type="string" table:style-name="ce9">
            <text:p>Cleaned up Asana tasks; began fact-checking MAPS1.xml; began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0">
          <table:table-cell office:value-type="date" office:date-value="2016-06-02T16:52:37" table:style-name="ce7">
            <text:p>2016-06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7:00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Researched Robert Graves for Graves diary project.</text:p>
          </table:table-cell>
          <table:table-cell table:style-name="ce9"/>
          <table:table-cell office:value-type="string" table:style-name="ce9">
            <text:p>Continued writing XSLT for alphabetizing GLOSS1.xml; team meeting; updated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1">
          <table:table-cell office:value-type="date" office:date-value="2016-06-03T00:00:00" table:style-name="ce7">
            <text:p>2016-06-03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searched Robert Graves for Graves diary project read February 1935 entries in Graves diary project (to familiarize myself with names, places, etc.); worked on missing or broken refs in Graves.</text:p>
          </table:table-cell>
          <table:table-cell table:style-name="ce9"/>
          <table:table-cell office:value-type="string" table:style-name="ce9">
            <text:p>Finished writing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06T00:00:00" table:style-name="ce7">
            <text:p>2016-06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3:30-17:00</text:p>
          </table:table-cell>
          <table:table-cell office:value-type="float" office:value="5.5" table:style-name="ce8">
            <text:p>5.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Continued writing documentation on researching people; met with JT re: documentation for encoding dates and article about MoEML dates; met with JT re: XSLT for alphabetizing GLOS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7T00:00:00" table:style-name="ce7">
            <text:p>2016-06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Added new contributors from EEBO-TCP to PERS1.xml; met with JJ re: revisions for diplomatic_transcriptions.xml and prepare_dramatic_extracts.xml; encoded links to diplomatic_transcriptions.xml and prepare_dramatic_extracts.xml in contribute.xml and praxi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3">
          <table:table-cell office:value-type="date" office:date-value="2016-06-08T00:00:00" table:style-name="ce7">
            <text:p>2016-06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2:30 &amp; 13:30-18:15</text:p>
          </table:table-cell>
          <table:table-cell office:value-type="float" office:value="7.75" table:style-name="ce8">
            <text:p>7.7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hared spreadsheet for dramatic extracts with mapoflondon@gmail.com and made mapoflondon the "owner"; created new spreadsheet specifically for dramatic extracts from Hyde Park; emailed Mark Houlahan re: his contribution of dramatic extracts from Hyde Pa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4">
          <table:table-cell office:value-type="date" office:date-value="2016-06-09T00:00:00" table:style-name="ce7">
            <text:p>2016-06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4:00-17:4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9">
            <text:p>Spoke with MDH on the phone about agas_instructions.xml; wrote new instructions for mapping toponyms in a library text (in agas_instructions.xml); encoded new link to agas_instructions.xml in map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0T00:00:00" table:style-name="ce7">
            <text:p>2016-06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15-13:00 &amp; 14:00-17:1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style-name="ce9"/>
          <table:table-cell office:value-type="string" table:style-name="ce16">
            <text:p>Encoded link to agas_instructions.xml in the teaching.xml landing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1T00:00:00" table:style-name="ce7">
            <text:p>2016-06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40-9:55</text:p>
          </table:table-cell>
          <table:table-cell office:value-type="float" office:value="1.25" table:style-name="ce8">
            <text:p>1.25</text:p>
          </table:table-cell>
          <table:table-cell table:style-name="ce9"/>
          <table:table-cell office:value-type="string" table:style-name="ce9">
            <text:p>Worked on missing or broken refs in Graves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6-13T16:52:49" table:style-name="ce7">
            <text:p>2016-06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3:00, 13:30-17:00, 19:45-20:15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Worked on refs in Graves with an incorrect @type value.</text:p>
          </table:table-cell>
          <table:table-cell table:number-columns-repeated="3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6-14T17:01:58" table:style-name="ce7">
            <text:p>2016-06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45-12:00 &amp; 13:00-17:15</text:p>
          </table:table-cell>
          <table:table-cell office:value-type="float" office:value="6.5" table:style-name="ce8">
            <text:p>6.5</text:p>
          </table:table-cell>
          <table:table-cell table:style-name="ce9"/>
          <table:table-cell office:value-type="string" table:style-name="ce9">
            <text:p>Worked on refs in Graves with an incorrect @type value;</text:p>
          </table:table-cell>
          <table:table-cell table:style-name="ce9"/>
          <table:table-cell office:value-type="string" table:style-name="ce16">
            <text:p>Met with JT and MDH re: use of &lt;hi&gt; and &lt;foreign&gt; in stow_1598.xml; began writing email to MoEML team about my time off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2">
          <table:table-cell office:value-type="date" office:date-value="2016-06-15T16:39:05" table:style-name="ce17">
            <text:p>2016-06-15</text:p>
          </table:table-cell>
          <table:table-cell office:value-type="string" table:style-name="ce12">
            <text:p>Wed</text:p>
          </table:table-cell>
          <table:table-cell office:value-type="string" table:style-name="ce12">
            <text:p>9:30-17:00 &amp; 17:45-18:15</text:p>
          </table:table-cell>
          <table:table-cell office:value-type="float" office:value="8" table:style-name="ce12">
            <text:p>8</text:p>
          </table:table-cell>
          <table:table-cell office:value-type="string" table:style-name="ce13">
            <text:p>Transposed my MoEML work log for May 2016 and June 1-15 into this new Endings work log; met with JT and MDH re: setting up git repository.</text:p>
          </table:table-cell>
          <table:table-cell office:value-type="string" table:style-name="ce13">
            <text:p>Finished working on refs in Graves with an incorrect @type value; emailed EGW about progress in Graves.</text:p>
          </table:table-cell>
          <table:table-cell table:style-name="ce13"/>
          <table:table-cell office:value-type="string" table:style-name="ce13">
            <text:p>Emailed MoEML team about my work schedule for the end of June and July 2016; met with KT and JT re: workflow for PPP contributions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21">
          <table:table-cell office:value-type="date" office:date-value="2016-06-16T13:37:29" table:style-name="ce10">
            <text:p>2016-06-16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Received email reply from EGW.</text:p>
          </table:table-cell>
          <table:table-cell table:style-name="ce9"/>
          <table:table-cell office:value-type="string" table:style-name="ce9">
            <text:p>Cleaned up and replied to Asana taks; added articles by Edward Bonahue to BIBL1.xml; added instructions for line breaks in prepare_dramatic_extracts.xml; corrected errors in diplomatic_transcriptions.xml; <text:s/>began encoding BEAR1.xml; met with JJ and KT re: DiD gran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17T08:30:45" table:style-name="ce10">
            <text:p>2016-06-17</text:p>
          </table:table-cell>
          <table:table-cell office:value-type="string" table:style-name="ce8">
            <text:p>Fri</text:p>
          </table:table-cell>
          <table:table-cell office:value-type="string" table:style-name="ce10">
            <text:p>8:00-10:00 &amp; 10:30-15:00</text:p>
          </table:table-cell>
          <table:table-cell office:value-type="float" office:value="6.5" table:style-name="ce8">
            <text:p>6.5</text:p>
          </table:table-cell>
          <table:table-cell office:value-type="string" table:style-name="ce9">
            <text:p>Helped JJ give MC a tour of the Agas map.</text:p>
          </table:table-cell>
          <table:table-cell office:value-type="string" table:style-name="ce9">
            <text:p>Replied to EGW's email.</text:p>
          </table:table-cell>
          <table:table-cell table:style-name="ce9"/>
          <table:table-cell office:value-type="string" table:style-name="ce9">
            <text:p>Continued encoding BEAR1.xml; reviewed recent emails related to the MoEML static buil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">
          <table:table-cell office:value-type="date" office:date-value="2016-06-18T00:00:00" table:style-name="ce7">
            <text:p>2016-06-18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1:30-12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Began adding index terms to encode_persons.xml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">
          <table:table-cell office:value-type="date" office:date-value="2016-06-20T00:00:00" table:style-name="ce7">
            <text:p>2016-06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4:00 &amp; 14:30-18:1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adding index terms to encode_persons.xml; began writing documentation on researching people; 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6">
          <table:table-cell office:value-type="date" office:date-value="2016-06-21T00:00:00" table:style-name="ce7">
            <text:p>2016-06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, 9:55-14:10, &amp; 21:45-22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6"/>
        </table:table-row>
        <table:table-row table:style-name="ro27">
          <table:table-cell office:value-type="date" office:date-value="2016-06-22T00:00:00" table:style-name="ce7">
            <text:p>2016-06-22</text:p>
          </table:table-cell>
          <table:table-cell office:value-type="string" table:style-name="ce10">
            <text:p>Wed</text:p>
          </table:table-cell>
          <table:table-cell office:value-type="string" table:style-name="ce8">
            <text:p>8:30-9:30, 10:00-11:00, 12:30-13:30, 14:00-15:00, 18:15-19:15, 20:30-23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19"/>
          <table:table-cell table:number-columns-repeated="16375" table:style-name="ce20"/>
        </table:table-row>
        <table:table-row table:style-name="ro28">
          <table:table-cell office:value-type="date" office:date-value="2016-06-23T00:00:00" table:style-name="ce7">
            <text:p>2016-06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Emailed Colleen McClintock (MoEML contributor) a copy of the PERS Spreadhseet; 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7T00:00:00" table:style-name="ce10">
            <text:p>2016-06-27</text:p>
          </table:table-cell>
          <table:table-cell office:value-type="string" table:style-name="ce6">
            <text:p>Mon</text:p>
          </table:table-cell>
          <table:table-cell office:value-type="string" table:style-name="ce8">
            <text:p>10:10-10:55, 15:30-19:00, 21:15-23:30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6-28T00:00:00" table:style-name="ce10">
            <text:p>2016-06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50-10:15, 11:30-11:45, 12:25-12:40, 13:00-14:45, 16:50-18:35, 21:00-22:0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encoding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9">
          <table:table-cell office:value-type="date" office:date-value="2016-06-29T16:41:56" table:style-name="ce10">
            <text:p>2016-06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Met with JT re: issue with ordinals in ids.xml; finished encoding BEAR1.xml; worked on resolving errors in BEAR1.xml, BIBL1.xml, and PERS1.xml that were “breaking the build;” attended to diagnostics issues that I was responsible for; searched Folger LUNA database for images for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formula="of:=SUM([.D26:.D49])/25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7-01T00:00:00" table:style-name="ce10">
            <text:p>2016-07-0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0">
          <table:table-cell office:value-type="date" office:date-value="2016-07-05T00:00:00" table:style-name="ce10">
            <text:p>2016-07-05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1:00 &amp; 11:3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encoding BEAR1.xml; prepared images (including descriptions) in BEAR1.xml; created new Swan Alley location file, SWAN10.xml; encoded reference to SWAN10.xml in NEWA1.xml and stow_1598.xml; began writing short stub entry in STMI4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6T00:00:00" table:style-name="ce10">
            <text:p>2016-07-0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 &amp; 11:00-17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encoding BEAR1.xml; continued preparing images (including descriptions) in BEAR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07T00:00:00" table:style-name="ce10">
            <text:p>2016-07-0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00-20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7-11T00:00:00" table:style-name="ce10">
            <text:p>2016-07-1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riting and encoding documentation in encode_person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14T00:00:00" table:style-name="ce17">
            <text:p>2016-07-14</text:p>
          </table:table-cell>
          <table:table-cell office:value-type="string" table:style-name="ce17">
            <text:p>Thurs</text:p>
          </table:table-cell>
          <table:table-cell office:value-type="string" table:style-name="ce12">
            <text:p>12:00-16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writing and encoding documentation in encode_persons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2">
          <table:table-cell office:value-type="date" office:date-value="2016-07-22T00:00:00" table:style-name="ce10">
            <text:p>2016-07-2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2:00 &amp; 12:30-16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Finished preparing images in BEAR1.xml; sent BEAR1.xml to KT and JJ for final proofing; made revisions to BEAR1.xml as suggested by KT; reviewed and responded to backlogged MoEML emails; met with MDH and JT re: “extreme” and “normalized” renderings of stow_1598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3">
          <table:table-cell office:value-type="date" office:date-value="2016-07-25T16:17:29" table:style-name="ce10">
            <text:p>2016-07-2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5:3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Updated work log; fixed validation errors in encode_persons.xml; met with KT re: revisions to BEAR1.xml; made requested revisions to BEAR1.xml; published BEAR1.xml; met with JJ and KT re: adding Stow advisory board members to PERS1.xml and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4">
          <table:table-cell office:value-type="date" office:date-value="2016-07-26T14:26:49" table:style-name="ce10">
            <text:p>2016-07-2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4:3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Met with MDH and JT re: validation errors; tried to fix failed build (ended up not being an issue I could solve); added Stow advisory board members (and Julia Merritt) to PERS1.xml and team.xml; edited and encoded bio statement for ARCH2; uploaded photo of ARCH2 (also made B&amp;W, cropped); emailed ARCH9 copy of photo and encoded bio statement; emailed KT re: consulting work for fall; reviewed outstanding Asana task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string" table:style-name="ce10">
            <text:p>2016-08—0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5.8666666666666663" table:formula="of:=SUM([.D51:.D65])/15" table:style-name="ce8">
            <text:p>5.866666667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05T00:00:00" table:style-name="ce10">
            <text:p>2016-09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STAT</text:p>
          </table:table-cell>
          <table:table-cell office:value-type="float" office:value="7.5" table:style-name="ce8">
            <text:p>7.5</text:p>
          </table:table-cell>
          <table:table-cell table:number-columns-repeated="5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7">
          <table:table-cell office:value-type="date" office:date-value="2016-09-26T00:00:00" table:style-name="ce10">
            <text:p>2016-09-2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n/a</text:p>
          </table:table-cell>
          <table:table-cell office:value-type="float" office:value="1.8" table:style-name="ce8">
            <text:p>1.8</text:p>
          </table:table-cell>
          <table:table-cell office:value-type="string" table:style-name="ce9">
            <text:p>Extra hours logged here to correct error on previous spreadsheet (approved by JJ and KT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16T00:00:00" table:style-name="ce10">
            <text:p>2016-10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5:00-17:00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Endings fall meeting.</text:p>
          </table:table-cell>
          <table:table-cell table:number-columns-repeated="2" table:style-name="ce9"/>
          <table:table-cell office:value-type="string" table:style-name="ce9">
            <text:p>MoEML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1">
          <table:table-cell office:value-type="date" office:date-value="2016-10-23T00:00:00" table:style-name="ce10">
            <text:p>2016-10-2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xed issue with KAET1 bio in PERS1.xml (turns out the entire PERS1.xml file was out of date on eXist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17T00:00:00" table:style-name="ce10">
            <text:p>2016-11-17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 &amp; 11:00-11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stored previous versions of PERS1.xml and team.xml (accidentally overwritten); emailed JJ about overwriting issu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6-12-12T00:00:00" table:style-name="ce25">
            <text:p>2016-12-12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00-11:0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Emailed Endings team re: issue with overtime pay; updated Endings work log from my own records.</text:p>
          </table:table-cell>
          <table:table-cell table:number-columns-repeated="4"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6-12-23T00:00:00" table:style-name="ce10">
            <text:p>2016-12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5-9:50, 10:20-12:20, 13:00-14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Began copy-editing JT's abstracts for ALDE1, NOBL1, and FOST1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6-12-24T00:00:00" table:style-name="ce10">
            <text:p>2016-12-2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, 6:15-6:45, 7:10-7:40, 8:45-10:30</text:p>
          </table:table-cell>
          <table:table-cell office:value-type="float" office:value="4.5" table:style-name="ce8">
            <text:p>4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Finished copy-editing JT's abstracts for ALDE1, NOBL1, and FOST1; fixed broken file path in SVN by checking out the /london repository again; cleaned up Asana tasks; continued copy editing Roland's WALL2 article after it had been revised by JJ and KT,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2">
          <table:table-cell office:value-type="date" office:date-value="2016-12-27T00:00:00" table:style-name="ce10">
            <text:p>2016-12-2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0:30</text:p>
          </table:table-cell>
          <table:table-cell office:value-type="float" office:value="0.5" table:style-name="ce8">
            <text:p>0.5</text:p>
          </table:table-cell>
          <table:table-cell table:style-name="ce29"/>
          <table:table-cell table:number-columns-repeated="2" table:style-name="ce9"/>
          <table:table-cell office:value-type="string" table:style-name="ce9">
            <text:p>Began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28T00:00:00" table:style-name="ce10">
            <text:p>2016-12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15, 14:00-14:30, &amp; 16:30-17:15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6-12-30T00:00:00" table:style-name="ce10">
            <text:p>2016-12-3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6-12-31T00:00:00" table:style-name="ce25">
            <text:p>2016-12-31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3:05-13:20, 14:15-15:45, 16:45-17:00, &amp; 17:30-18:15</text:p>
          </table:table-cell>
          <table:table-cell office:value-type="float" office:value="2.5" table:style-name="ce26">
            <text:p>2.5</text:p>
          </table:table-cell>
          <table:table-cell table:number-columns-repeated="3" table:style-name="ce24"/>
          <table:table-cell office:value-type="string" table:style-name="ce24">
            <text:p>Continued encoding Roland's WALL2.xml; met with JJ about next steps for MAP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1-06T00:00:00" table:style-name="ce10">
            <text:p>2017-01-0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10-10:10 &amp; 17:00-17:15</text:p>
          </table:table-cell>
          <table:table-cell office:value-type="float" office:value="2.25" table:style-name="ce8">
            <text:p>2.25</text:p>
          </table:table-cell>
          <table:table-cell table:number-columns-repeated="3" table:style-name="ce9"/>
          <table:table-cell office:value-type="string" table:style-name="ce9">
            <text:p>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7T00:00:00" table:style-name="ce10">
            <text:p>2017-01-0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35-12:35, 19:00-19:45, &amp; 20:20-20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Worked on finding, downloading, and cropping images for WALL2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09T00:00:00" table:style-name="ce10">
            <text:p>2017-01-0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0-10:2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0T00:00:00" table:style-name="ce10">
            <text:p>2017-01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9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1T00:00:00" table:style-name="ce10">
            <text:p>2017-01-1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50-10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began encoding graphics in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4">
          <table:table-cell office:value-type="date" office:date-value="2017-01-12T00:00:00" table:style-name="ce10">
            <text:p>2017-01-1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encoding and revising section on "literary significance" in Roland's WALL2.xml; added new sources to BIBL1.xml from WALL2.xml.<text:s/>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1-14T00:00:00" table:style-name="ce25">
            <text:p>2017-01-14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10:00-12:00</text:p>
          </table:table-cell>
          <table:table-cell office:value-type="float" office:value="2" table:style-name="ce26">
            <text:p>2</text:p>
          </table:table-cell>
          <table:table-cell table:number-columns-repeated="3" table:style-name="ce24"/>
          <table:table-cell office:value-type="string" table:style-name="ce24">
            <text:p>Researched source for "perch (unit)" (had some trouble with fact-checking); continued encoding and revising section on "literary significance" in Roland's WALL2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1-16T00:00:00" table:style-name="ce10">
            <text:p>2017-01-1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encoding WALL2.xml; began adding responsibility statements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18T00:00:00" table:style-name="ce10">
            <text:p>2017-01-1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responsibility statements to WALL2.xml; reviewed email from BT about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19T00:00:00" table:style-name="ce10">
            <text:p>2017-01-1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45-12:45 &amp; 16:3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dding responsibility statements to WALL2.xml; began stylizing graphics in WALL2.xml; corresponded with MDH re: duplicate id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0T00:00:00" table:style-name="ce10">
            <text:p>2017-01-2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1T00:00:00" table:style-name="ce10">
            <text:p>2017-01-2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3T00:00:00" table:style-name="ce10">
            <text:p>2017-01-2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4T00:00:00" table:style-name="ce10">
            <text:p>2017-01-2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5T00:00:00" table:style-name="ce10">
            <text:p>2017-01-25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found and downloaded images of Kentish ragstone and Pyramus/Thisbe for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1-26T00:00:00" table:style-name="ce10">
            <text:p>2017-01-2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7T00:00:00" table:style-name="ce10">
            <text:p>2017-01-2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 &amp; 13:45-15:15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Prepared for Endings team meeting; attended Endings team meeting via Skype.</text:p>
          </table:table-cell>
          <table:table-cell table:number-columns-repeated="2" table:style-name="ce9"/>
          <table:table-cell office:value-type="string" table:style-name="ce9">
            <text:p>Continued stylizing graphics in WALL2.xml (adjusting margins to fit on page); added images of Kentish ragstone and Pyramus/Thisbe to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1-28T00:00:00" table:style-name="ce10">
            <text:p>2017-01-2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2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stylizing graphics in WALL2.xml (adjusting margins to fit on page); re-wrote image descriptions because of versioning erro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2-14T00:00:00" table:style-name="ce10">
            <text:p>2017-02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15-10:55</text:p>
          </table:table-cell>
          <table:table-cell office:value-type="float" office:value="0.75" table:style-name="ce8">
            <text:p>0.75</text:p>
          </table:table-cell>
          <table:table-cell office:value-type="string" table:style-name="ce9">
            <text:p>Began updating my Endings work log from my own records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2-17T00:00:00" table:style-name="ce10">
            <text:p>2017-02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50-9:5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organizing Asana tasks; began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18T00:00:00" table:style-name="ce10">
            <text:p>2017-02-1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1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2-19T00:00:00" table:style-name="ce10">
            <text:p>2017-02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 &amp; 14:00-16:3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mposed email to JJ and MDH re: concerns about hours worked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0T00:00:00" table:style-name="ce10">
            <text:p>2017-02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2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 and MDH re: concerns about hours worked and records; added and commited JW's citation guide to SV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5T00:00:00" table:style-name="ce10">
            <text:p>2017-02-25</text:p>
          </table:table-cell>
          <table:table-cell office:value-type="string" table:style-name="ce8">
            <text:p>Sat</text:p>
          </table:table-cell>
          <table:table-cell office:value-type="string" table:style-name="ce18">
            <text:p>13:50-15:05, 15:35-16:05, 18:50-20:35</text:p>
          </table:table-cell>
          <table:table-cell office:value-type="float" office:value="3.5" table:style-name="ce8">
            <text:p>3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6T00:00:00" table:style-name="ce10">
            <text:p>2017-02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5-10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2-27T00:00:00" table:style-name="ce10">
            <text:p>2017-02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6:00-16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6">
          <table:table-cell office:value-type="date" office:date-value="2017-02-28T00:00:00" table:style-name="ce25">
            <text:p>2017-02-28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00-10:0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copy-editing and updating JW's citation guide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01T00:00:00" table:style-name="ce10">
            <text:p>2017-03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2T00:00:00" table:style-name="ce10">
            <text:p>2017-03-0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5-13:05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reply from MDH re: concerns about my MoEML hours and records; continu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04T00:00:00" table:style-name="ce10">
            <text:p>2017-03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1:30</text:p>
          </table:table-cell>
          <table:table-cell office:value-type="float" office:value="2.5" table:style-name="ce8">
            <text:p>2.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citation guide to bring it in line with MoEML practices and MLA style guide ed. 8.; created HOTH3.xml as a place holder for David Carnegie's forthcoming artic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06T00:00:00" table:style-name="ce10">
            <text:p>2017-03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00-11:15</text:p>
          </table:table-cell>
          <table:table-cell office:value-type="float" office:value="0.25" table:style-name="ce8">
            <text:p>0.25</text:p>
          </table:table-cell>
          <table:table-cell table:number-columns-repeated="3" table:style-name="ce9"/>
          <table:table-cell office:value-type="string" table:style-name="ce9">
            <text:p>Sent email to JJ, JT, and MDH re: uploading HOTH3.xml to eXist; sent email to David Carnegie re: HOTH3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07T00:00:00" table:style-name="ce10">
            <text:p>2017-03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citation guide to bring it in line with MoEML practices and MLA style guide ed. 8 (worked through citations for maps, researched MLA's container system on MLA style gujide webstie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8T00:00:00" table:style-name="ce10">
            <text:p>2017-03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15-11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Emaild JT re: Pantzer DH project; finished copy-editing and updating JW's citation guide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09T00:00:00" table:style-name="ce10">
            <text:p>2017-03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0-11:5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opyediting list of works cited in JW's citation style guide; added JW's citation encoding guide to SVN for future work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0T00:00:00" table:style-name="ce10">
            <text:p>2017-03-10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Began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1T00:00:00" table:style-name="ce10">
            <text:p>2017-03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25-9:40 &amp; 11:00-12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3T00:00:00" table:style-name="ce10">
            <text:p>2017-03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14T00:00:00" table:style-name="ce10">
            <text:p>2017-03-1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2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3-15T00:00:00" table:style-name="ce25">
            <text:p>2017-03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8:00-9:15</text:p>
          </table:table-cell>
          <table:table-cell office:value-type="float" office:value="1.25" table:style-name="ce26">
            <text:p>1.25</text:p>
          </table:table-cell>
          <table:table-cell table:number-columns-repeated="3" table:style-name="ce24"/>
          <table:table-cell office:value-type="string" table:style-name="ce24">
            <text:p>Continued copy-editing and updating JW's guide for encoding citations to bring it in line with MoEML practices and MLA style guide ed. 8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5">
          <table:table-cell office:value-type="date" office:date-value="2017-03-16T00:00:00" table:style-name="ce10">
            <text:p>2017-03-16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 updates and tasks from MDH; researched authority name for PRIN2.xml and replied to MDH's email on the topi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3-17T00:00:00" table:style-name="ce10">
            <text:p>2017-03-17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40-13:4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kype meeting with JT and JJ re: Pantzer/DH proje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19T00:00:00" table:style-name="ce10">
            <text:p>2017-03-19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40-12:2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cleaning up in-text citations and references in Pantzer/DH paper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0T00:00:00" table:style-name="ce10">
            <text:p>2017-03-2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cleaning up in-text citations and references in Pantzer/DH paper; formatted the paper layout and text according to Harvard style convention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1T00:00:00" table:style-name="ce10">
            <text:p>2017-03-2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9:45 &amp; 10:00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3-22T00:00:00" table:style-name="ce10">
            <text:p>2017-03-2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viewed emails about confusing references to PRIN2 in <text:s/>COCK5 as well as authority name for PRIN2; finished copy-editing and updating JW's guide for encoding citations to bring it in line with MoEML practices and MLA style guide ed. 8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23T00:00:00" table:style-name="ce10">
            <text:p>2017-03-2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7:00-17:30 &amp; 18:00-18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py-edited list of works cited in JW's guide for encoding citations; began to address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4T00:00:00" table:style-name="ce10">
            <text:p>2017-03-2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55-11:5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addressing issues with bad links between MAPS1.xml and BIBl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6T00:00:00" table:style-name="ce10">
            <text:p>2017-03-2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45-10:30 &amp; 11:40-12:55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Reviewed and sorted MoEML Asana tasks; began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3-27T00:00:00" table:style-name="ce10">
            <text:p>2017-03-2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0-9:4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proof reading JT's encoding in SEVE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7-03-28T00:00:00" table:style-name="ce10">
            <text:p>2017-03-2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10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Uploaded SEVE1.xml to eXist; tried to find open-access digital surrogate for image from SEVE1.xml (on Folger LUNA, Google, etc.)--unsuccessful; marked SEVE1.xml complete on Asana; reanamed JW's citation guides in my SVN workflow folder; emailed JJ and KT re: JW's citation guides, MAPS1.xml,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3-29T00:00:00" table:style-name="ce10">
            <text:p>2017-03-2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15-12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Added THOM9 to BIBL1.xml as per JJ's request; emailed KT re: progress on MAPS1.xml, WALL2.xml, and JW's citation guides; updated documentation on encoding foreign text in encoding_practice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3-30T00:00:00" table:style-name="ce10">
            <text:p>2017-03-30</text:p>
          </table:table-cell>
          <table:table-cell office:value-type="string" table:style-name="ce8">
            <text:p>Thurs</text:p>
          </table:table-cell>
          <table:table-cell office:value-type="string" table:style-name="ce18">
            <text:p>16:15-17:30</text:p>
          </table:table-cell>
          <table:table-cell office:value-type="float" office:value="1.25" table:style-name="ce8">
            <text:p>1.25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Reviewed emails from JJ and Alan Farmer re: "sublocations" in MoEML; replied to JJ and JT about possible way to encode "sublocations."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8">
          <table:table-cell office:value-type="date" office:date-value="2017-03-31T00:00:00" table:style-name="ce25">
            <text:p>2017-03-31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8:45-10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Uploaded Endings work log to GitHub.</text:p>
          </table:table-cell>
          <table:table-cell table:number-columns-repeated="2" table:style-name="ce24"/>
          <table:table-cell office:value-type="string" table:style-name="ce24">
            <text:p>Reviewed email from JT re: programming for "sublocations"; revised document structure (i.e., &lt;div&gt; nesting) in encode_persons.xml; added link to National Council on Archives's "Rules for the Construction of Personal Names" to encode_persons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4-04T00:00:00" table:style-name="ce10">
            <text:p>2017-04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4:30-5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Wrote two emails to JJ re: (1) MoEML SSHRC funding and (2) Robert Crease's article on Bacon's Lond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4-13T00:00:00" table:style-name="ce10">
            <text:p>2017-04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45-10:4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viewed emails from MDH and other Endings team members about Endings web apps.</text:p>
          </table:table-cell>
          <table:table-cell table:number-columns-repeated="2" table:style-name="ce9"/>
          <table:table-cell office:value-type="string" table:style-name="ce9">
            <text:p>Reviewed MoEML emails re Asana tasks from KT and JJ; began listing locations in Robert Crease's article on Bacon's London in spreadhsee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4-15T00:00:00" table:style-name="ce25">
            <text:p>2017-04-15</text:p>
          </table:table-cell>
          <table:table-cell office:value-type="string" table:style-name="ce26">
            <text:p>Sat</text:p>
          </table:table-cell>
          <table:table-cell office:value-type="string" table:style-name="ce26">
            <text:p>9:30-10:00</text:p>
          </table:table-cell>
          <table:table-cell office:value-type="float" office:value="0.5" table:style-name="ce26">
            <text:p>0.5</text:p>
          </table:table-cell>
          <table:table-cell table:number-columns-repeated="3" table:style-name="ce24"/>
          <table:table-cell office:value-type="string" table:style-name="ce24">
            <text:p>Continued listing locations in Robert Crease's article on Bacon's London in spreadhsee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4-16T00:00:00" table:style-name="ce10">
            <text:p>2017-04-1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4:45-16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listing locations in Robert Crease's article on Bacon's London in spreadhseet; identified MoEML @xml:ids for locations in Robert Crease's article on Bacon's Lonod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17T00:00:00" table:style-name="ce10">
            <text:p>2017-04-1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00 &amp; 11:3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,and uploaded it to GitHub.<text:s/></text:p>
          </table:table-cell>
          <table:table-cell table:number-columns-repeated="2" table:style-name="ce9"/>
          <table:table-cell office:value-type="string" table:style-name="ce9">
            <text:p>Identified which locations in Robert Crease's article are already mapped by MoEML and mapped by Googl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4-18T00:00:00" table:style-name="ce10">
            <text:p>2017-04-1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gas map coordinates for THAM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19T00:00:00" table:style-name="ce10">
            <text:p>2017-04-1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Agas map coordinates for YORK7.xml; began adding Agas map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4-20T00:00:00" table:style-name="ce10">
            <text:p>2017-04-2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adding Agas map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0">
          <table:table-cell office:value-type="date" office:date-value="2017-04-21T00:00:00" table:style-name="ce25">
            <text:p>2017-04-21</text:p>
          </table:table-cell>
          <table:table-cell office:value-type="string" table:style-name="ce26">
            <text:p>Fri</text:p>
          </table:table-cell>
          <table:table-cell office:value-type="string" table:style-name="ce26">
            <text:p>9:45-10:45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Wrote MDH re: HCMC wesbites being offline; researched Spur Alley in Harben and Stow; looked into Google map coordinates for locations in Robert Crease's article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8">
          <table:table-cell office:value-type="date" office:date-value="2017-05-05T00:00:00" table:style-name="ce10">
            <text:p>2017-05-0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45-17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Used "draw a shape" feature to add Agas maps coordinates for WEST6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07T00:00:00" table:style-name="ce10">
            <text:p>2017-05-0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Encoded Agas map coordinates in WEST6.xml; researched coordinates for Spur Alle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5-08T00:00:00" table:style-name="ce10">
            <text:p>2017-05-0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reated new SPUR2.xml location document; added Agas coordinates to SPUR12.xml; updated location documents in eXist; emailed MDH re: Agas coordinates not appearing on Agas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09T00:00:00" table:style-name="ce10">
            <text:p>2017-05-09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30 &amp; 12:0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Added SPUR2.xml to SVN (forgot to do this yesterday); began generating complete "Bacon's London" Agas map; began drawing complete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10T00:00:00" table:style-name="ce10">
            <text:p>2017-05-10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45-11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drawing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11T00:00:00" table:style-name="ce10">
            <text:p>2017-05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drawing "Bacon's London" Google ma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12T00:00:00" table:style-name="ce10">
            <text:p>2017-05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point-form "exit" report of unfinished tasks from previous contract; emailed KT and JJ re: new contra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7">
          <table:table-cell office:value-type="date" office:date-value="2017-05-14T00:00:00" table:style-name="ce10">
            <text:p>2017-05-14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5-11:35</text:p>
          </table:table-cell>
          <table:table-cell office:value-type="float" office:value="2.5" table:style-name="ce8">
            <text:p>2.5</text:p>
          </table:table-cell>
          <table:table-cell table:style-name="ce9"/>
          <table:table-cell table:style-name="ce30"/>
          <table:table-cell table:style-name="ce9"/>
          <table:table-cell office:value-type="string" table:style-name="ce9">
            <text:p>Finished drawing "Bacon's London" Google map; generated "Bacon's London" Agas map; reviewed MDH's email re: new Jenkins build process; commited global change in PERS1.xml, replacing all hyphens with EM dashes in date ranges; began writing email to Dr. Crease re "Bacon's London."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5">
          <table:table-cell office:value-type="date" office:date-value="2017-05-15T00:00:00" table:style-name="ce25">
            <text:p>2017-05-15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10:20-11:2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writing email to Dr. Crease re "Bacon's London"; reviewed KT's email re May 25th team meeting; began writing boilerplate message for @source="mol:stow_1598" in PERS1.xml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1">
          <table:table-cell office:value-type="date" office:date-value="2017-05-16T00:00:00" table:style-name="ce10">
            <text:p>2017-05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20-11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plied to Dr. Crease re access to "Bacon's London" Google map; looked into how @source=" @source="mol:stow_1598" is being used in PERS1.xml; wrote JT re: how shouold <text:s/>@source="mol:stow_1598" <text:s/>be used?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17T00:00:00" table:style-name="ce10">
            <text:p>2017-05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20-10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plied to Dr. Crease re credits for "Bacon's London" maps; finished writing boilerplate message for <text:s/>@source="mol:stow_1598" and sent it to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5-18T00:00:00" table:style-name="ce10">
            <text:p>2017-05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5-10:0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Asana inbox; began copyediting encode_persons.xml; began writing notes in preparation for May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5-19T00:00:00" table:style-name="ce10">
            <text:p>2017-05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leaning up Asana inbox; looked up "databses" glossary term in documentation; added "additional information" to CURT2 about playhouse shape; began removing &lt;bibl&gt;s from BIBL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23T00:00:00" table:style-name="ce10">
            <text:p>2017-05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removing &lt;bibl&gt;s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24T00:00:00" table:style-name="ce10">
            <text:p>2017-05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notes for May 2017 team meeting; sent agenda items to KT for May 2017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3">
          <table:table-cell office:value-type="date" office:date-value="2017-05-25T00:00:00" table:style-name="ce10">
            <text:p>2017-05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3:00-14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May 2017 team meetin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1">
          <table:table-cell office:value-type="date" office:date-value="2017-05-26T00:00:00" table:style-name="ce10">
            <text:p>2017-05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30-10:30; 18:00-18:30</text:p>
          </table:table-cell>
          <table:table-cell office:value-type="float" office:value="1.5" table:style-name="ce8">
            <text:p>1.5</text:p>
          </table:table-cell>
          <table:table-cell office:value-type="string" table:style-name="ce9">
            <text:p>Updated worklog from my own records.</text:p>
          </table:table-cell>
          <table:table-cell table:number-columns-repeated="2" table:style-name="ce9"/>
          <table:table-cell office:value-type="string" table:style-name="ce9">
            <text:p>Added KT's digitlal pedagogy symposium presentation to publications_presentations.xml; added JJ, JT, and TLG's "Million's of Words" presentation to publications_presentations.xml; skype meeting with JJ and KT re: Endings contrac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29T00:00:00" table:style-name="ce10">
            <text:p>2017-05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5-30T00:00:00" table:style-name="ce10">
            <text:p>2017-05-3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5-31T00:00:00" table:style-name="ce25">
            <text:p>2017-05-31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1:30-12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Continued compiling bibliography of sources about project history for JJ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56">
          <table:table-cell office:value-type="date" office:date-value="2017-06-01T00:00:00" table:style-name="ce10">
            <text:p>2017-06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; prepared timesheet and submitted it to JJ; sent my CV to Jennifer Polack (to be added to the Endings project website)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4T00:00:00" table:style-name="ce10">
            <text:p>2017-06-04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4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5T00:00:00" table:style-name="ce10">
            <text:p>2017-06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6T00:00:00" table:style-name="ce10">
            <text:p>2017-06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mpiling bibliography of sources about project history for JJ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6-08T00:00:00" table:style-name="ce10">
            <text:p>2017-06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8:15-19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.</text:p>
          </table:table-cell>
          <table:table-cell table:number-columns-repeated="2" table:style-name="ce9"/>
          <table:table-cell office:value-type="string" table:style-name="ce9">
            <text:p>Looked for feedback page in MoEML document collection; emailed JJ re: MoEML feedback page; began repurposing feedback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09T00:00:00" table:style-name="ce10">
            <text:p>2017-06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10-11:2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Finished repurposing feedback.xml; emailed JJ re: new feedback pag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5">
          <table:table-cell office:value-type="date" office:date-value="2017-06-11T00:00:00" table:style-name="ce10">
            <text:p>2017-06-11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3:40-14:2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Looked for step-by-step documentation for encodaing a location document (found:encode_location_doc.xml); emailed JT re: encode_lcoation_doc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7">
          <table:table-cell office:value-type="date" office:date-value="2017-06-13T00:00:00" table:style-name="ce33">
            <text:p>2017-06-13</text:p>
          </table:table-cell>
          <table:table-cell office:value-type="string" table:style-name="ce34">
            <text:p>Tues</text:p>
          </table:table-cell>
          <table:table-cell office:value-type="string" table:style-name="ce34">
            <text:p>13:00-14:15</text:p>
          </table:table-cell>
          <table:table-cell office:value-type="float" office:value="1.25" table:style-name="ce34">
            <text:p>1.25</text:p>
          </table:table-cell>
          <table:table-cell table:number-columns-repeated="3" table:style-name="ce35"/>
          <table:table-cell office:value-type="string" table:style-name="ce35">
            <text:p>Met with JJ and JT re: DH 17 paper (proof of concept, graphics, writing style, etc.).</text:p>
          </table:table-cell>
          <table:table-cell table:style-name="ce35"/>
          <table:table-cell table:number-columns-repeated="1014" table:style-name="ce34"/>
          <table:table-cell table:style-name="ce36"/>
          <table:table-cell table:number-columns-repeated="15360" table:style-name="ce37"/>
        </table:table-row>
        <table:table-row table:style-name="ro55">
          <table:table-cell office:value-type="date" office:date-value="2017-06-15T00:00:00" table:style-name="ce32">
            <text:p>2017-06-1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5:45-17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Took pictures of pages related to Pantzer location O.2. in STC vol. 3; began making spreadsheet of stationers and books associated with Pantzer locatoin O.2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6">
          <table:table-cell office:value-type="date" office:date-value="2017-06-16T00:00:00" table:style-name="ce32">
            <text:p>2017-06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13:00</text:p>
          </table:table-cell>
          <table:table-cell office:value-type="float" office:value="4" table:style-name="ce8">
            <text:p>4</text:p>
          </table:table-cell>
          <table:table-cell office:value-type="string" table:style-name="ce9">
            <text:p>Began researching and writing a taxonomy of documentation for DH projects.</text:p>
          </table:table-cell>
          <table:table-cell table:number-columns-repeated="2" table:style-name="ce9"/>
          <table:table-cell office:value-type="string" table:style-name="ce9">
            <text:p>Finished making spreadsheet of stationers and books associated with Pantzer locatoin O.2.; met again with JJ and JT re: DH 17 paper (proof of concept, graphics, writing style, etc.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8">
          <table:table-cell office:value-type="date" office:date-value="2017-06-19T00:00:00" table:style-name="ce32">
            <text:p>2017-06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worklog from my own records; prepared timesheet and submitted it to JJ.</text:p>
          </table:table-cell>
          <table:table-cell table:number-columns-repeated="4"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number-rows-repeated="1048308" table:style-name="ro63">
          <table:table-cell table:number-columns-repeated="16384"/>
        </table:table-row>
      </table:table>
      <table:table table:name="Sheet2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number-columns-repeated="16380" table:default-cell-style-name="ce1"/>
        <table:table-row table:style-name="ro28">
          <table:table-cell office:value-type="date" office:date-value="2016-07-25T00:00:00" table:style-name="ce7">
            <text:p>2016-07-25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7:15-12:45 &amp; 12:55-13:55</text:p>
          </table:table-cell>
          <table:table-cell office:value-type="float" office:value="6.5" table:style-name="ce8">
            <text:p>6.5</text:p>
          </table:table-cell>
          <table:table-cell table:number-columns-repeated="3" table:style-name="ce9"/>
          <table:table-cell office:value-type="string" table:style-name="ce9">
            <text:p>Began fact check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9">
          <table:table-cell office:value-type="date" office:date-value="2016-06-30T00:00:00" table:style-name="ce17">
            <text:p>2016-06-30</text:p>
          </table:table-cell>
          <table:table-cell office:value-type="string" table:style-name="ce12">
            <text:p>Thurs</text:p>
          </table:table-cell>
          <table:table-cell office:value-type="string" table:style-name="ce12">
            <text:p>9:15-10:15, 10:45-12:00, 12:15-16:30, 17:20-18:20, 23:30-0:00</text:p>
          </table:table-cell>
          <table:table-cell office:value-type="float" office:value="8" table:style-name="ce12">
            <text:p>8</text:p>
          </table:table-cell>
          <table:table-cell table:style-name="ce13"/>
          <table:table-cell office:value-type="float" office:value="6.56" table:style-name="ce13">
            <text:p>6.56</text:p>
          </table:table-cell>
          <table:table-cell table:style-name="ce13"/>
          <table:table-cell office:value-type="string" table:style-name="ce13">
            <text:p>Continued writing documentation for researching people in encode_persons.xml; continued fact-check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0">
          <table:table-cell office:value-type="date" office:date-value="2016-07-04T17:01:44" table:style-name="ce10">
            <text:p>2016-07-0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10:30 &amp; 11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fact-checking and copy-editing MAPS1.xml; met with JJ re: back logged emails and MAPS1.xml workflow; searched for and prepared images for BEAR1.xml; met with JJ and JT to set up MoEML role-based email account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1">
          <table:table-cell office:value-type="date" office:date-value="2016-07-21T00:00:00" table:style-name="ce10">
            <text:p>2016-07-21</text:p>
          </table:table-cell>
          <table:table-cell office:value-type="string" table:style-name="ce10">
            <text:p>Thurs</text:p>
          </table:table-cell>
          <table:table-cell office:value-type="string" table:style-name="ce8">
            <text:p>8:00-10:45 &amp; 14:50-19:05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 (again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7-23T00:00:00" table:style-name="ce10">
            <text:p>2016-07-23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8:00-11:00 &amp; 12:00-13:00</text:p>
          </table:table-cell>
          <table:table-cell office:value-type="float" office:value="4" table:style-name="ce8">
            <text:p>4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5">
          <table:table-cell office:value-type="date" office:date-value="2016-07-27T16:55:16" table:style-name="ce10">
            <text:p>2016-07-27</text:p>
          </table:table-cell>
          <table:table-cell office:value-type="string" table:style-name="ce8">
            <text:p>Wed</text:p>
          </table:table-cell>
          <table:table-cell office:value-type="string" table:style-name="ce10">
            <text:p>9:00-16:3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Met with JJ re: vision for team page; helped JJ write FB post re: 10,000<text:span text:style-name="T2">th</text:span><text:s/>revision; added Shannon Kelley as first author in BEAR1,xml; updated worklog and submitted timesheet; continued proofing MAPS1.xml; helped JJ clean out the MoEML offic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8T00:00:00" table:style-name="ce10">
            <text:p>2016-07-2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30 &amp; 11:00-14:00 &amp; 14:30-16:45</text:p>
          </table:table-cell>
          <table:table-cell office:value-type="float" office:value="7" table:style-name="ce8">
            <text:p>7</text:p>
          </table:table-cell>
          <table:table-cell table:style-name="ce9"/>
          <table:table-cell office:value-type="string" table:style-name="ce9">
            <text:p>Met with JT re: RG vs. RG1 in references.xml</text:p>
          </table:table-cell>
          <table:table-cell table:style-name="ce9"/>
          <table:table-cell office:value-type="string" table:style-name="ce9">
            <text:p>Continued vetting and copy-editing MAPS1.xml; met with MDH re: issue with &lt;supplied&gt; tags with &lt;notes&gt; in &lt;date&gt;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7-29T16:43:36" table:style-name="ce10">
            <text:p>2016-07-29</text:p>
          </table:table-cell>
          <table:table-cell office:value-type="string" table:style-name="ce8">
            <text:p>Fri</text:p>
          </table:table-cell>
          <table:table-cell office:value-type="string" table:style-name="ce21">
            <text:p>9:15-13:00 &amp; 13:15-16:30</text:p>
          </table:table-cell>
          <table:table-cell office:value-type="float" office:value="7" table:style-name="ce6">
            <text:p>7</text:p>
          </table:table-cell>
          <table:table-cell table:style-name="ce9"/>
          <table:table-cell office:value-type="string" table:style-name="ce9">
            <text:p>Met with JT re: his improvements to rendering in Graves project.</text:p>
          </table:table-cell>
          <table:table-cell table:style-name="ce9"/>
          <table:table-cell office:value-type="string" table:style-name="ce9">
            <text:p>Continued vetting and copy-editing MAPS1.xml; met with JJ briefly about how to handle early print surrogate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">
          <table:table-cell office:value-type="date" office:date-value="2016-08-31T00:00:00" table:style-name="ce17">
            <text:p>2016-08-31</text:p>
          </table:table-cell>
          <table:table-cell office:value-type="string" table:style-name="ce12">
            <text:p>Sun</text:p>
          </table:table-cell>
          <table:table-cell office:value-type="string" table:style-name="ce22">
            <text:p>8:00-12:00</text:p>
          </table:table-cell>
          <table:table-cell office:value-type="float" office:value="4" table:style-name="ce12">
            <text:p>4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37">
          <table:table-cell office:value-type="date" office:date-value="2016-08-02T00:00:00" table:style-name="ce10">
            <text:p>2016-08-0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45-14:45, 14:58-15:08, 15:30-15:40, 15:50-16:05, 16:40-17:20, &amp; 17:35-17:50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continued writing documentation for encoding personography entries for modern contributo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8">
          <table:table-cell office:value-type="date" office:date-value="2016-08-04T15:21:58" table:style-name="ce10">
            <text:p>2016-08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met with KT re: consultant duties in the fal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9">
          <table:table-cell office:value-type="date" office:date-value="2016-08-04T15:25:20" table:style-name="ce10">
            <text:p>2016-08-04</text:p>
          </table:table-cell>
          <table:table-cell office:value-type="string" table:style-name="ce8">
            <text:p>Thurs</text:p>
          </table:table-cell>
          <table:table-cell office:value-type="string" table:style-name="ce21">
            <text:p>8:45-16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0">
          <table:table-cell office:value-type="date" office:date-value="2016-08-08T09:09:23" table:style-name="ce10">
            <text:p>2016-08-0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2:00 &amp;12:30-16:30</text:p>
          </table:table-cell>
          <table:table-cell office:value-type="float" office:value="7.5" table:style-name="ce8">
            <text:p>7.5</text:p>
          </table:table-cell>
          <table:table-cell table:style-name="ce9"/>
          <table:table-cell office:value-type="string" table:style-name="ce9">
            <text:p>Met with JT re: his improvements to JavaScript and CSS in Graves.</text:p>
          </table:table-cell>
          <table:table-cell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0T11:33:03" table:style-name="ce10">
            <text:p>2016-08-10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4:1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; helped JJ move ISE and MoEML office into HCMC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1">
          <table:table-cell office:value-type="date" office:date-value="2016-08-10T11:34:20" table:style-name="ce10">
            <text:p>2016-08-1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9:00-16:00</text:p>
          </table:table-cell>
          <table:table-cell office:value-type="float" office:value="7" table:style-name="ce8">
            <text:p>7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0T11:35:00" table:style-name="ce10">
            <text:p>2016-08-10</text:p>
          </table:table-cell>
          <table:table-cell office:value-type="string" table:style-name="ce8">
            <text:p>Wed</text:p>
          </table:table-cell>
          <table:table-cell office:value-type="string" table:style-name="ce21">
            <text:p>10:45-15:00 &amp; 15:15-17:00</text:p>
          </table:table-cell>
          <table:table-cell office:value-type="float" office:value="6" table:style-name="ce8">
            <text:p>6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2">
          <table:table-cell office:value-type="date" office:date-value="2016-08-11T16:28:33" table:style-name="ce10">
            <text:p>2016-08-1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13:00 &amp; 13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12T10:41:32" table:style-name="ce10">
            <text:p>2016-08-1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45-12:00 &amp; 12:30-16:45</text:p>
          </table:table-cell>
          <table:table-cell office:value-type="float" office:value="7.5" table:style-name="ce8">
            <text:p>7.5</text:p>
          </table:table-cell>
          <table:table-cell table:number-columns-repeated="3" table:style-name="ce9"/>
          <table:table-cell office:value-type="string" table:style-name="ce9">
            <text:p>Prepared and submitted timesheets for Jul 16-31 and Aug 1-15; 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15T00:00:00" table:style-name="ce17">
            <text:p>2016-08-15</text:p>
          </table:table-cell>
          <table:table-cell office:value-type="string" table:style-name="ce12">
            <text:p>Mon</text:p>
          </table:table-cell>
          <table:table-cell office:value-type="string" table:style-name="ce22">
            <text:p>09:00-16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Continued vetting and copy-editing MAPS1.xml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/>
        </table:table-row>
        <table:table-row table:style-name="ro6">
          <table:table-cell office:value-type="date" office:date-value="2016-08-16T00:00:00" table:style-name="ce10">
            <text:p>2016-08-1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7T16:19:49" table:style-name="ce10">
            <text:p>2016-08-1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Continued vetting and copy-editing MAPS1.xml; copy-edited JJ's entry re: Mitacs in news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8T00:00:00" table:style-name="ce10">
            <text:p>2016-08-1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7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Finished vetting and copy-editing MAPS1.xml; met with JJ re: Mitacs image guidelin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8-19T00:00:00" table:style-name="ce10">
            <text:p>2016-08-1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Last few revisions to MAPS1.xml content; began working on XSLT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36">
          <table:table-cell office:value-type="date" office:date-value="2016-08-22T00:00:00" table:style-name="ce10">
            <text:p>2016-08-22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45-16:45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Met with JJ re: questions about MAPS1.xml; continued working on XSLT for MAPS1,xml; met with JT re: questions about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4">
          <table:table-cell office:value-type="date" office:date-value="2016-08-23T16:00:14" table:style-name="ce10">
            <text:p>2016-08-2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30-16:3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going through Martin's list of unlinked binary documents; continued working on XSLT for MAPS1.xml; met with JJ re: questions about MAPS1.xml; met with JJ and JT re: what we can do with data from DEEP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3">
          <table:table-cell office:value-type="date" office:date-value="2016-08-24T17:13:07" table:style-name="ce10">
            <text:p>2016-08-2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45-13:30, 13:45-15:10, &amp; 16:20-17:15</text:p>
          </table:table-cell>
          <table:table-cell office:value-type="float" office:value="6.75" table:style-name="ce8">
            <text:p>6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6">
          <table:table-cell office:value-type="date" office:date-value="2016-08-25T00:00:00" table:style-name="ce10">
            <text:p>2016-08-2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45-2:00, 2:55-3:05,3:20-3:45, &amp; 4:00-6:10</text:p>
          </table:table-cell>
          <table:table-cell office:value-type="float" office:value="8" table:style-name="ce8">
            <text:p>8</text:p>
          </table:table-cell>
          <table:table-cell table:style-name="ce9"/>
          <table:table-cell office:value-type="string" table:style-name="ce9">
            <text:p>Met with JT re: CSS design for Graves website.</text:p>
          </table:table-cell>
          <table:table-cell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5">
          <table:table-cell office:value-type="date" office:date-value="2016-08-26T00:00:00" table:style-name="ce10">
            <text:p>2016-08-2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2:45</text:p>
          </table:table-cell>
          <table:table-cell office:value-type="float" office:value="4.75" table:style-name="ce8">
            <text:p>4.75</text:p>
          </table:table-cell>
          <table:table-cell table:number-columns-repeated="3" table:style-name="ce9"/>
          <table:table-cell office:value-type="string" table:style-name="ce9">
            <text:p>Continued working on XSLT for MAPS1.xml database; worked on Millions of Words abstract with JJ; began adding maps from Strype to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29T00:00:00" table:style-name="ce10">
            <text:p>2016-08-2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5-16:45</text:p>
          </table:table-cell>
          <table:table-cell office:value-type="float" office:value="8.5" table:style-name="ce8">
            <text:p>8.5</text:p>
          </table:table-cell>
          <table:table-cell office:value-type="string" table:style-name="ce9">
            <text:p>Attended Ending meeting.</text:p>
          </table:table-cell>
          <table:table-cell table:number-columns-repeated="2" table:style-name="ce9"/>
          <table:table-cell office:value-type="string" table:style-name="ce9">
            <text:p>Continued adding maps from Strype to MAPS1.xml database; worked on Millions of Words with J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08-30T16:36:42" table:style-name="ce17">
            <text:p>2016-08-30</text:p>
          </table:table-cell>
          <table:table-cell office:value-type="string" table:style-name="ce12">
            <text:p>Tues</text:p>
          </table:table-cell>
          <table:table-cell office:value-type="string" table:style-name="ce12">
            <text:p>8:30-13:30 &amp; 13:45-16:45</text:p>
          </table:table-cell>
          <table:table-cell office:value-type="float" office:value="8" table:style-name="ce12">
            <text:p>8</text:p>
          </table:table-cell>
          <table:table-cell table:number-columns-repeated="3" table:style-name="ce13"/>
          <table:table-cell office:value-type="string" table:style-name="ce13">
            <text:p>Finished adding maps from Strype to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6">
          <table:table-cell office:value-type="date" office:date-value="2016-09-12T00:00:00" table:style-name="ce17">
            <text:p>2016-09-12</text:p>
          </table:table-cell>
          <table:table-cell office:value-type="string" table:style-name="ce12">
            <text:p>Mon</text:p>
          </table:table-cell>
          <table:table-cell office:value-type="string" table:style-name="ce12">
            <text:p>9:00-4:30</text:p>
          </table:table-cell>
          <table:table-cell office:value-type="float" office:value="7.5" table:style-name="ce12">
            <text:p>7.5</text:p>
          </table:table-cell>
          <table:table-cell table:number-columns-repeated="3" table:style-name="ce13"/>
          <table:table-cell office:value-type="string" table:style-name="ce13">
            <text:p>Designed template for MAPS1.xml database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09-16T00:00:00" table:style-name="ce10">
            <text:p>2016-09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00-10:45</text:p>
          </table:table-cell>
          <table:table-cell office:value-type="float" office:value="2.75" table:style-name="ce8">
            <text:p>2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10">
          <table:table-cell office:value-type="date" office:date-value="2016-09-17T00:00:00" table:style-name="ce10">
            <text:p>2016-09-17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KAET1 to team.xml; edited KAET1 entry in PERS1.xml; changed photo for LAND2 in team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19T00:00:00" table:style-name="ce10">
            <text:p>2016-09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0T00:00:00" table:style-name="ce10">
            <text:p>2016-09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1T00:00:00" table:style-name="ce10">
            <text:p>2016-09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2T00:00:00" table:style-name="ce10">
            <text:p>2016-09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3T00:00:00" table:style-name="ce10">
            <text:p>2016-09-2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09-28T00:00:00" table:style-name="ce10">
            <text:p>2016-09-2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7">
          <table:table-cell office:value-type="date" office:date-value="2016-09-29T00:00:00" table:style-name="ce10">
            <text:p>2016-09-2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Submited timesheet to MDH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09-30T00:00:00" table:style-name="ce17">
            <text:p>2016-09-30</text:p>
          </table:table-cell>
          <table:table-cell office:value-type="string" table:style-name="ce12">
            <text:p>Fri</text:p>
          </table:table-cell>
          <table:table-cell office:value-type="string" table:style-name="ce12">
            <text:p>8:30-10:00</text:p>
          </table:table-cell>
          <table:table-cell office:value-type="float" office:value="1.5" table:style-name="ce12">
            <text:p>1.5</text:p>
          </table:table-cell>
          <table:table-cell table:number-columns-repeated="3" table:style-name="ce13"/>
          <table:table-cell office:value-type="string" table:style-name="ce13">
            <text:p>Updated Endings worklog; 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6">
          <table:table-cell office:value-type="date" office:date-value="2016-10-04T00:00:00" table:style-name="ce10">
            <text:p>2016-10-04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08T00:00:00" table:style-name="ce10">
            <text:p>2016-10-08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6:00-19:00</text:p>
          </table:table-cell>
          <table:table-cell office:value-type="float" office:value="3" table:style-name="ce8">
            <text:p>3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2T00:00:00" table:style-name="ce10">
            <text:p>2016-10-1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00-9:00 &amp; 16:00-18:30</text:p>
          </table:table-cell>
          <table:table-cell office:value-type="float" office:value="3.5" table:style-name="ce8">
            <text:p>3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25">
          <table:table-cell office:value-type="date" office:date-value="2016-10-13T00:00:00" table:style-name="ce10">
            <text:p>2016-10-1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00-12:0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anually edited XML in MAPS1.xml; 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4T00:00:00" table:style-name="ce10">
            <text:p>2016-10-1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2:00-14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15T00:00:00" table:style-name="ce17">
            <text:p>2016-10-15</text:p>
          </table:table-cell>
          <table:table-cell office:value-type="string" table:style-name="ce12">
            <text:p>Sat</text:p>
          </table:table-cell>
          <table:table-cell office:value-type="string" table:style-name="ce12">
            <text:p>10:00-12:00 &amp; 14:00-15:00</text:p>
          </table:table-cell>
          <table:table-cell office:value-type="float" office:value="3" table:style-name="ce12">
            <text:p>3</text:p>
          </table:table-cell>
          <table:table-cell table:number-columns-repeated="3" table:style-name="ce13"/>
          <table:table-cell office:value-type="string" table:style-name="ce24">
            <text:p>Continued working on XSLT for MAPS1.xml database.</text:p>
          </table:table-cell>
          <table:table-cell table:style-name="ce13"/>
          <table:table-cell table:number-columns-repeated="1014" table:style-name="ce12"/>
          <table:table-cell table:style-name="ce14"/>
          <table:table-cell table:number-columns-repeated="15360" table:style-name="ce23"/>
        </table:table-row>
        <table:table-row table:style-name="ro49">
          <table:table-cell office:value-type="date" office:date-value="2016-10-17T00:00:00" table:style-name="ce10">
            <text:p>2016-10-1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8:30`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; updated Endings worklog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0">
          <table:table-cell office:value-type="date" office:date-value="2016-10-21T00:00:00" table:style-name="ce10">
            <text:p>2016-10-2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1:00 &amp; 17:00-18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working on XSLT for MAPS1.xml database; emailed JJ, KT, and JT re: progress on MAPS1.xml database and follow-up to LBTD stationer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2T00:00:00" table:style-name="ce10">
            <text:p>2016-10-2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1:00 &amp; 17:00-17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Met with JT re: issue in MAPS1.xml XSL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0-24T00:00:00" table:style-name="ce10">
            <text:p>2016-10-2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10-9:1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2">
          <table:table-cell office:value-type="date" office:date-value="2016-10-31T00:00:00" table:style-name="ce25">
            <text:p>2016-10-31</text:p>
          </table:table-cell>
          <table:table-cell office:value-type="string" table:style-name="ce26">
            <text:p>Mon</text:p>
          </table:table-cell>
          <table:table-cell office:value-type="string" table:style-name="ce26">
            <text:p>`13:30-14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Updated Endings worklog; continued working on XSLT for MAPS1.xml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">
          <table:table-cell office:value-type="date" office:date-value="2016-11-01T00:00:00" table:style-name="ce10">
            <text:p>2016-11-01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3:30-14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">
          <table:table-cell office:value-type="date" office:date-value="2016-11-02T00:00:00" table:style-name="ce10">
            <text:p>2016-11-02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working on XSLT for MAPS1.xml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3">
          <table:table-cell office:value-type="date" office:date-value="2016-11-03T00:00:00" table:style-name="ce10">
            <text:p>2016-11-03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4:00-15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Made final few changes to XSLT for MAPS1.xml database; emailed JT to schedule phone meeting re: XSLT; reviewed MoEML emails; added new MoEML blog posts to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04T00:00:00" table:style-name="ce10">
            <text:p>2016-11-04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5:00-16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Prepared MAPS1 XSLT for JT to review; emailed JT with troubleshooting questions re: MAPS1 XSLT; updated media.xml on eXist; emailed MoEML team re: changes in media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1-06T00:00:00" table:style-name="ce10">
            <text:p>2016-11-06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Began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7T00:00:00" table:style-name="ce10">
            <text:p>2016-11-07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8T00:00:00" table:style-name="ce10">
            <text:p>2016-11-08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00-13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09T00:00:00" table:style-name="ce10">
            <text:p>2016-11-09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8:15-9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0T00:00:00" table:style-name="ce10">
            <text:p>2016-11-10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15-9:3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1T00:00:00" table:style-name="ce10">
            <text:p>2016-11-11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00-9:30 &amp; 10:30-11:15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1-12T00:00:00" table:style-name="ce10">
            <text:p>2016-11-12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1:00-12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Uploaded PERS1.xml and team.xml to eXist on JJ's behalf;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3T00:00:00" table:style-name="ce10">
            <text:p>2016-11-13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0">
          <table:table-cell office:value-type="date" office:date-value="2016-11-14T00:00:00" table:style-name="ce10">
            <text:p>2016-11-14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8:55-9:25 &amp; 11:00-11:30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2">
          <table:table-cell office:value-type="date" office:date-value="2016-11-15T00:00:00" table:style-name="ce25">
            <text:p>2016-11-15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12:30-13:30</text:p>
          </table:table-cell>
          <table:table-cell office:value-type="float" office:value="1" table:style-name="ce26">
            <text:p>1</text:p>
          </table:table-cell>
          <table:table-cell table:number-columns-repeated="3" table:style-name="ce24"/>
          <table:table-cell office:value-type="string" table:style-name="ce24">
            <text:p>Added new locations from MAPS1.xml to placeogrpahy; emailed MDH re: issues with schematron in oXygen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0">
          <table:table-cell office:value-type="date" office:date-value="2016-11-16T00:00:00" table:style-name="ce10">
            <text:p>2016-11-16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9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identifying/tagging locations mentioned in MAPS1.xml; added new locations from MAPS1.xml to placeogrpah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3">
          <table:table-cell office:value-type="date" office:date-value="2016-11-18T00:00:00" table:style-name="ce10">
            <text:p>2016-11-18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identifying/tagging locations mentioned in MAPS1.xml; added new locations from MAPS1.xml to placeogrpahy; began looking into ways to clean up extra spaces and character in output of MAPS1_output.xs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6-11-20T00:00:00" table:style-name="ce10">
            <text:p>2016-11-20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Reviewed JT's email about how to improve MAPS1_output.xsl and experimented with his suggestions; I decided that it would be quicker to clean up the output of MAPS1_output.xsl manually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6-11-21T00:00:00" table:style-name="ce10">
            <text:p>2016-11-21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1:15-12:1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leaned up the output of MAPS1_output.xsl manually; began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2T00:00:00" table:style-name="ce10">
            <text:p>2016-11-22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2:15-13:1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Updated Endings work log from my own records.</text:p>
          </table:table-cell>
          <table:table-cell table:number-columns-repeated="2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3T00:00:00" table:style-name="ce10">
            <text:p>2016-11-23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6-11-24T00:00:00" table:style-name="ce10">
            <text:p>2016-11-24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copying bibl entries for maps from MAPS1.xml into BIBL1.xml and removing duplicates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4">
          <table:table-cell office:value-type="date" office:date-value="2016-11-25T00:00:00" table:style-name="ce10">
            <text:p>2016-11-25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8:30-9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copying bibl entries for maps from MAPS1.xml into BIBL1.xml and removing duplicates; renamed MAPS1.xml as MAPS1.xml_ and took it off eXist (in order to address duplicate IDs errors); uploaded BIBL1.xml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7">
          <table:table-cell office:value-type="date" office:date-value="2016-11-26T00:00:00" table:style-name="ce10">
            <text:p>2016-11-26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Renamed MAPS1_db.xml as MAPS1.xml; began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8">
          <table:table-cell office:value-type="date" office:date-value="2016-11-27T00:00:00" table:style-name="ce10">
            <text:p>2016-11-27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9:30-11:0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48">
          <table:table-cell office:value-type="date" office:date-value="2016-11-28T00:00:00" table:style-name="ce10">
            <text:p>2016-11-28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59">
          <table:table-cell office:value-type="date" office:date-value="2016-11-29T00:00:00" table:style-name="ce25">
            <text:p>2016-11-29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8:30-9:30</text:p>
          </table:table-cell>
          <table:table-cell office:value-type="float" office:value="1" table:style-name="ce26">
            <text:p>1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Continued formatting MAPS1.database before uplaoding it to eXist; reviewed and responded to email re: MAPS1.xml from JT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78">
          <table:table-cell office:value-type="date" office:date-value="2016-12-01T00:00:00" table:style-name="ce10">
            <text:p>2016-12-01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10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formatting MAPS1.database before uplaoding it to eXist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9">
          <table:table-cell office:value-type="date" office:date-value="2016-12-02T00:00:00" table:style-name="ce10">
            <text:p>2016-12-02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0-13:0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Finished formatting MAPS1 database; began adding cartographers to PERS1.xml from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5T00:00:00" table:style-name="ce10">
            <text:p>2016-12-05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5:11:3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6T00:00:00" table:style-name="ce10">
            <text:p>2016-12-06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1:00-11:45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7T00:00:00" table:style-name="ce10">
            <text:p>2016-12-07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0:00-11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8T00:00:00" table:style-name="ce10">
            <text:p>2016-12-08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0:45-11:00</text:p>
          </table:table-cell>
          <table:table-cell office:value-type="float" office:value="0.75" table:style-name="ce8">
            <text:p>0.7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09T00:00:00" table:style-name="ce10">
            <text:p>2016-12-09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1:00-11:3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6T00:00:00" table:style-name="ce10">
            <text:p>2016-12-16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9:45-11:00</text:p>
          </table:table-cell>
          <table:table-cell office:value-type="float" office:value="1.25" table:style-name="ce8">
            <text:p>1.2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69">
          <table:table-cell office:value-type="date" office:date-value="2016-12-18T00:00:00" table:style-name="ce10">
            <text:p>2016-12-18</text:p>
          </table:table-cell>
          <table:table-cell office:value-type="string" table:style-name="ce8">
            <text:p>Sun</text:p>
          </table:table-cell>
          <table:table-cell office:value-type="string" table:style-name="ce8">
            <text:p>10:30-11:00</text:p>
          </table:table-cell>
          <table:table-cell office:value-type="float" office:value="0.5" table:style-name="ce8">
            <text:p>0.5</text:p>
          </table:table-cell>
          <table:table-cell table:number-columns-repeated="3" table:style-name="ce9"/>
          <table:table-cell office:value-type="string" table:style-name="ce9">
            <text:p>Continued adding cartographers to PERS1.xml from MAPS1.xml (assigning unique @xml:ids and removing duplicates)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2-19T00:00:00" table:style-name="ce10">
            <text:p>2016-12-19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3:00-14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Finished adding cartographers to PERS1.xml from MAPS1.xml (assigning unique @xml:ids and removing duplicates); removed non early modern cartographers from PER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1">
          <table:table-cell office:value-type="date" office:date-value="2016-12-20T00:00:00" table:style-name="ce10">
            <text:p>2016-12-20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10:00, 13:00-16:30, &amp; 18:30-21:00</text:p>
          </table:table-cell>
          <table:table-cell office:value-type="float" office:value="8" table:style-name="ce8">
            <text:p>8</text:p>
          </table:table-cell>
          <table:table-cell table:number-columns-repeated="3" table:style-name="ce9"/>
          <table:table-cell office:value-type="string" table:style-name="ce9">
            <text:p>Began testing external links in MAPS1.xml and correcting them as needed; worked through diagnostics errors for MAPS1.xml, making MAPS1.xml ready for publication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0">
          <table:table-cell office:value-type="date" office:date-value="2016-12-21T00:00:00" table:style-name="ce10">
            <text:p>2016-12-2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7:30-9:15 &amp; 15:20-16:50</text:p>
          </table:table-cell>
          <table:table-cell office:value-type="float" office:value="3.25" table:style-name="ce8">
            <text:p>3.25</text:p>
          </table:table-cell>
          <table:table-cell table:number-columns-repeated="3" table:style-name="ce9"/>
          <table:table-cell office:value-type="string" table:style-name="ce9">
            <text:p>Finished testing external links in MAPS1.xml and correcting them as needed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1">
          <table:table-cell office:value-type="date" office:date-value="2016-12-22T00:00:00" table:style-name="ce10">
            <text:p>2016-12-22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8:30-9:15 &amp; 10:30-10:45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Wrote and sent email to MoEML team about next steps for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6">
          <table:table-cell office:value-type="date" office:date-value="2017-01-03T00:00:00" table:style-name="ce10">
            <text:p>2017-01-03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10:00-11:15 &amp; 22:15-22:45</text:p>
          </table:table-cell>
          <table:table-cell office:value-type="float" office:value="1.75" table:style-name="ce8">
            <text:p>1.75</text:p>
          </table:table-cell>
          <table:table-cell table:number-columns-repeated="3" table:style-name="ce9"/>
          <table:table-cell office:value-type="string" table:style-name="ce9">
            <text:p>Began alphabetizing MAPS1.xml; began writing email to BT about his role in copy editing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5">
          <table:table-cell office:value-type="date" office:date-value="2017-01-04T00:00:00" table:style-name="ce10">
            <text:p>2017-01-04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15, 16:35-17:20, &amp; 18:00-18:30</text:p>
          </table:table-cell>
          <table:table-cell office:value-type="float" office:value="2" table:style-name="ce8">
            <text:p>2</text:p>
          </table:table-cell>
          <table:table-cell table:number-columns-repeated="3" table:style-name="ce9"/>
          <table:table-cell office:value-type="string" table:style-name="ce9">
            <text:p>Finished alphabetizing MAPS1.xml; continu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1-05T00:00:00" table:style-name="ce10">
            <text:p>2017-01-05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9:00-9:30 &amp; 17:30-18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BT about his role in copy editing MAPS1.xml; continued encoding Roland's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3">
          <table:table-cell office:value-type="string" table:style-name="ce26">
            <text:p>2017-02-31</text:p>
          </table:table-cell>
          <table:table-cell office:value-type="string" table:style-name="ce26">
            <text:p>Tues</text:p>
          </table:table-cell>
          <table:table-cell office:value-type="string" table:style-name="ce26">
            <text:p>9:30-11:30</text:p>
          </table:table-cell>
          <table:table-cell office:value-type="float" office:value="2" table:style-name="ce26">
            <text:p>2</text:p>
          </table:table-cell>
          <table:table-cell office:value-type="string" table:style-name="ce24">
            <text:p>Updated Endings work log from my own records.</text:p>
          </table:table-cell>
          <table:table-cell table:number-columns-repeated="2" table:style-name="ce24"/>
          <table:table-cell office:value-type="string" table:style-name="ce24">
            <text:p>Finished stylizing graphics in WALL2.xml (adjusting margins to fit on page); began reordering index of maps (the first &lt;div&gt;) in MAPS1.xml to reflect the order of maps in the database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82">
          <table:table-cell office:value-type="date" office:date-value="2017-02-01T00:00:00" table:style-name="ce10">
            <text:p>2017-02-01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11:30-12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03T00:00:00" table:style-name="ce10">
            <text:p>2017-02-03</text:p>
          </table:table-cell>
          <table:table-cell office:value-type="string" table:style-name="ce8">
            <text:p>Fri</text:p>
          </table:table-cell>
          <table:table-cell office:value-type="string" table:style-name="ce8">
            <text:p>10:35-11:3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Tabulated hours worked as against alloted hours in my contract.</text:p>
          </table:table-cell>
          <table:table-cell table:number-columns-repeated="2" table:style-name="ce9"/>
          <table:table-cell office:value-type="string" table:style-name="ce9">
            <text:p>Tried to add Leah Thomas's article to Project CV (it's already there); 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4T00:00:00" table:style-name="ce10">
            <text:p>2017-02-04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9:00-10:30</text:p>
          </table:table-cell>
          <table:table-cell office:value-type="float" office:value="1.5" table:style-name="ce8">
            <text:p>1.5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6T00:00:00" table:style-name="ce10">
            <text:p>2017-02-06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7T00:00:00" table:style-name="ce10">
            <text:p>2017-02-07</text:p>
          </table:table-cell>
          <table:table-cell office:value-type="string" table:style-name="ce8">
            <text:p>Tues</text:p>
          </table:table-cell>
          <table:table-cell office:value-type="string" table:style-name="ce8">
            <text:p>8:00-9:0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8T00:00:00" table:style-name="ce10">
            <text:p>2017-02-08</text:p>
          </table:table-cell>
          <table:table-cell office:value-type="string" table:style-name="ce8">
            <text:p>Wed</text:p>
          </table:table-cell>
          <table:table-cell office:value-type="string" table:style-name="ce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2">
          <table:table-cell office:value-type="date" office:date-value="2017-02-09T00:00:00" table:style-name="ce10">
            <text:p>2017-02-09</text:p>
          </table:table-cell>
          <table:table-cell office:value-type="string" table:style-name="ce8">
            <text:p>Thurs</text:p>
          </table:table-cell>
          <table:table-cell office:value-type="string" table:style-name="ce8">
            <text:p>16:20-17:2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5">
          <table:table-cell office:value-type="date" office:date-value="2017-02-10T00:00:00" table:style-name="ce10">
            <text:p>2017-02-10</text:p>
          </table:table-cell>
          <table:table-cell office:value-type="string" table:style-name="ce8">
            <text:p>Fri</text:p>
          </table:table-cell>
          <table:table-cell office:value-type="string" table:style-name="ce18">
            <text:p>9:30-10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Continued reordering index of maps (the first &lt;div&gt;) in MAPS1.xml to reflect the order of maps in the database. Identified missing entriesand corrected publication years in MAPS1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4">
          <table:table-cell office:value-type="date" office:date-value="2017-02-11T00:00:00" table:style-name="ce10">
            <text:p>2017-02-11</text:p>
          </table:table-cell>
          <table:table-cell office:value-type="string" table:style-name="ce8">
            <text:p>Sat</text:p>
          </table:table-cell>
          <table:table-cell office:value-type="string" table:style-name="ce8">
            <text:p>10:00-12:30</text:p>
          </table:table-cell>
          <table:table-cell office:value-type="float" office:value="2.5" table:style-name="ce8">
            <text:p>2.5</text:p>
          </table:table-cell>
          <table:table-cell table:number-columns-repeated="3" table:style-name="ce9"/>
          <table:table-cell office:value-type="string" table:style-name="ce9">
            <text:p>Added Catriona Duncan's two presentations and one blog post to project CV; began writing email to JJ and KT re: progress on MAPS1.xml and WALL2.xml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74">
          <table:table-cell office:value-type="date" office:date-value="2017-02-13T00:00:00" table:style-name="ce10">
            <text:p>2017-02-13</text:p>
          </table:table-cell>
          <table:table-cell office:value-type="string" table:style-name="ce8">
            <text:p>Mon</text:p>
          </table:table-cell>
          <table:table-cell office:value-type="string" table:style-name="ce8">
            <text:p>10:30-11:30</text:p>
          </table:table-cell>
          <table:table-cell office:value-type="float" office:value="1" table:style-name="ce8">
            <text:p>1</text:p>
          </table:table-cell>
          <table:table-cell table:number-columns-repeated="3" table:style-name="ce9"/>
          <table:table-cell office:value-type="string" table:style-name="ce9">
            <text:p>Finished writing email to JJ and KT re: progress on MAPS1.xml and WALL2.xml; finished reordering index of maps (the first &lt;div&gt;) in MAPS1.xml to reflect the order of maps in the database.</text:p>
          </table:table-cell>
          <table:table-cell table:style-name="ce9"/>
          <table:table-cell table:number-columns-repeated="1014" table:style-name="ce8"/>
          <table:table-cell table:style-name="ce6"/>
          <table:table-cell table:number-columns-repeated="15360"/>
        </table:table-row>
        <table:table-row table:style-name="ro86">
          <table:table-cell office:value-type="date" office:date-value="2017-02-15T00:00:00" table:style-name="ce25">
            <text:p>2017-02-15</text:p>
          </table:table-cell>
          <table:table-cell office:value-type="string" table:style-name="ce26">
            <text:p>Wed</text:p>
          </table:table-cell>
          <table:table-cell office:value-type="string" table:style-name="ce26">
            <text:p>10:45-12:00</text:p>
          </table:table-cell>
          <table:table-cell office:value-type="float" office:value="1.25" table:style-name="ce26">
            <text:p>1.25</text:p>
          </table:table-cell>
          <table:table-cell office:value-type="string" table:style-name="ce24">
            <text:p>Finished updating my <text:s/>Endings work log from my own records.</text:p>
          </table:table-cell>
          <table:table-cell table:number-columns-repeated="2" table:style-name="ce24"/>
          <table:table-cell office:value-type="string" table:style-name="ce24">
            <text:p>Standardized spelling of "bird's-eye" in MAPS1.xml. Organized and cleaned-up Asana tasks.</text:p>
          </table:table-cell>
          <table:table-cell table:style-name="ce24"/>
          <table:table-cell table:number-columns-repeated="1014" table:style-name="ce26"/>
          <table:table-cell table:style-name="ce27"/>
          <table:table-cell table:number-columns-repeated="15360" table:style-name="ce28"/>
        </table:table-row>
        <table:table-row table:style-name="ro62">
          <table:table-cell table:number-columns-repeated="3" table:style-name="ce1"/>
          <table:table-cell office:value-type="float" office:value="329.75" table:formula="of:=SUM([.D1:.D106])" table:style-name="ce31">
            <text:p>329.75</text:p>
          </table:table-cell>
          <table:table-cell table:number-columns-repeated="16380" table:style-name="ce1"/>
        </table:table-row>
        <table:table-row table:style-name="ro63">
          <table:table-cell table:number-columns-repeated="3" table:style-name="ce1"/>
          <table:table-cell office:value-type="float" office:value="8.793333333333333" table:formula="of:=[.D107]/37.5" table:style-name="ce1">
            <text:p>8.793333333</text:p>
          </table:table-cell>
          <table:table-cell table:number-columns-repeated="16380" table:style-name="ce1"/>
        </table:table-row>
        <table:table-row table:number-rows-repeated="1048468" table:style-name="ro6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year number:style="long"/>
      <number:text>-</number:text>
      <number:month number:style="long"/>
      <number:text>-</number:text>
      <number:day number:style="long"/>
    </number:date-style>
    <number:date-style style:name="N36">
      <number:year number:style="long"/>
      <number:text>-</number:text>
      <number:month number:style="long"/>
      <number:text>-</number:text>
      <number:day number:style="long"/>
    </number:date-style>
    <number:time-style style:name="N37">
      <number:hours/>
      <number:text>:</number:text>
      <number:minutes number:style="long"/>
    </number:time-style>
    <number:time-style style:name="N38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39P0" number:language="en" number:country="CA">
      <number:currency-symbol number:language="en" number:country="CA">$</number:currency-symbol>
      <number:number number:decimal-places="2" number:min-integer-digits="1" number:grouping="true"/>
    </number:currency-style>
    <number:currency-style style:name="N39" number:language="en" number:country="CA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ye Landels</meta:initial-creator>
    <dc:creator>Tye Landels</dc:creator>
    <meta:creation-date>2016-05-18T12:21:57Z</meta:creation-date>
    <dc:date>2017-06-19T15:40:53Z</dc:date>
    <meta:editing-cycles>69</meta:editing-cycles>
    <meta:editing-duration>PT112006S</meta:editing-duration>
  </office:meta>
</office:document-meta>
</file>